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10000016B35CBB072FFCBE6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Verdana1" svg:font-family="Verdana" style:font-family-generic="swiss"/>
    <style:font-face style:name="Courier New1" svg:font-family="'Courier New'"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5" style:family="table">
      <style:table-properties style:width="19.05cm" table:align="left" style:writing-mode="lr-tb"/>
    </style:style>
    <style:style style:name="Table5.A" style:family="table-column">
      <style:table-column-properties style:column-width="6.482cm"/>
    </style:style>
    <style:style style:name="Table5.B" style:family="table-column">
      <style:table-column-properties style:column-width="12.568cm"/>
    </style:style>
    <style:style style:name="Table5.1" style:family="table-row">
      <style:table-row-properties style:min-row-height="1.111cm"/>
    </style:style>
    <style:style style:name="Table5.A1" style:family="table-cell">
      <style:table-cell-properties style:vertical-align="middle" fo:padding="0.049cm" fo:border="none"/>
    </style:style>
    <style:style style:name="Table5.2" style:family="table-row">
      <style:table-row-properties style:min-row-height="0.9cm"/>
    </style:style>
    <style:style style:name="Table5.3" style:family="table-row">
      <style:table-row-properties style:min-row-height="1.402cm"/>
    </style:style>
    <style:style style:name="Table5.4" style:family="table-row">
      <style:table-row-properties style:min-row-height="1.296cm"/>
    </style:style>
    <style:style style:name="P1" style:family="paragraph" style:parent-style-name="Standard">
      <style:text-properties style:font-name="Verdana" fo:font-size="12pt" officeooo:paragraph-rsid="00103d78" style:font-size-asian="12pt" style:font-size-complex="12pt"/>
    </style:style>
    <style:style style:name="P2" style:family="paragraph" style:parent-style-name="Standard">
      <style:paragraph-properties fo:text-align="center" style:justify-single-word="false"/>
      <style:text-properties officeooo:paragraph-rsid="00103d78"/>
    </style:style>
    <style:style style:name="P3" style:family="paragraph" style:parent-style-name="Standard">
      <style:text-properties style:font-name="Verdana1" fo:font-size="12pt" officeooo:paragraph-rsid="00103d78" style:font-size-asian="12pt" style:font-size-complex="12pt"/>
    </style:style>
    <style:style style:name="P4" style:family="paragraph" style:parent-style-name="Standard">
      <style:text-properties officeooo:paragraph-rsid="00103d78"/>
    </style:style>
    <style:style style:name="P5" style:family="paragraph" style:parent-style-name="Standard">
      <style:text-properties fo:font-size="20pt" officeooo:rsid="001b6c3d" officeooo:paragraph-rsid="001b6c3d" style:font-size-asian="20pt" style:font-size-complex="20pt"/>
    </style:style>
    <style:style style:name="P6" style:family="paragraph" style:parent-style-name="Standard">
      <style:text-properties fo:font-size="12pt" fo:font-weight="normal" officeooo:paragraph-rsid="00103d78" style:font-size-asian="12pt" style:font-weight-asian="normal" style:font-size-complex="12pt" style:font-weight-complex="normal"/>
    </style:style>
    <style:style style:name="P7" style:family="paragraph" style:parent-style-name="Standard">
      <style:text-properties fo:font-size="12pt" fo:font-weight="normal" officeooo:rsid="00232bb7" officeooo:paragraph-rsid="00232bb7" style:font-size-asian="10.5pt" style:font-weight-asian="normal" style:font-size-complex="12pt" style:font-weight-complex="normal"/>
    </style:style>
    <style:style style:name="P8" style:family="paragraph" style:parent-style-name="Standard">
      <style:text-properties fo:font-size="12pt" fo:font-weight="normal" officeooo:rsid="0023c305" officeooo:paragraph-rsid="0023c305" style:font-size-asian="10.5pt" style:font-weight-asian="normal" style:font-size-complex="12pt" style:font-weight-complex="normal"/>
    </style:style>
    <style:style style:name="P9" style:family="paragraph" style:parent-style-name="Standard">
      <style:text-properties fo:font-size="12pt" fo:font-weight="normal" officeooo:rsid="0023d498" officeooo:paragraph-rsid="0023d498" style:font-size-asian="10.5pt" style:font-weight-asian="normal" style:font-size-complex="12pt" style:font-weight-complex="normal"/>
    </style:style>
    <style:style style:name="P10" style:family="paragraph" style:parent-style-name="Table_20_Contents">
      <style:text-properties style:font-name="Verdana1" fo:font-size="12pt" fo:font-weight="normal" officeooo:paragraph-rsid="00103d78" style:font-size-asian="12pt" style:font-weight-asian="normal" style:font-size-complex="12pt" style:font-weight-complex="normal"/>
    </style:style>
    <style:style style:name="P11" style:family="paragraph" style:parent-style-name="Table_20_Contents">
      <style:text-properties style:font-name="Verdana1" fo:font-size="12pt" officeooo:paragraph-rsid="00103d78" style:font-size-asian="12pt" style:font-size-complex="12pt"/>
    </style:style>
    <style:style style:name="P12" style:family="paragraph" style:parent-style-name="Table_20_Heading">
      <style:text-properties style:font-name="Verdana1" fo:font-size="12pt" fo:font-weight="bold" officeooo:paragraph-rsid="00103d78" style:font-size-asian="12pt" style:font-weight-asian="bold" style:font-size-complex="12pt" style:font-weight-complex="bold"/>
    </style:style>
    <style:style style:name="P13" style:family="paragraph" style:parent-style-name="Standard">
      <style:paragraph-properties fo:text-align="center" style:justify-single-word="false"/>
      <style:text-properties style:font-name="Verdana" fo:font-size="18pt" fo:font-weight="bold" officeooo:rsid="001631dc" officeooo:paragraph-rsid="00103d78" style:font-size-asian="18pt" style:font-weight-asian="bold" style:font-size-complex="18pt"/>
    </style:style>
    <style:style style:name="P14" style:family="paragraph" style:parent-style-name="Standard">
      <style:text-properties style:font-name="Verdana" fo:font-size="12pt" fo:font-weight="bold" officeooo:paragraph-rsid="00103d78" style:font-size-asian="12pt" style:font-weight-asian="bold" style:font-size-complex="12pt"/>
    </style:style>
    <style:style style:name="P15" style:family="paragraph" style:parent-style-name="Standard">
      <style:text-properties style:font-name="Verdana" fo:font-size="12pt" fo:font-weight="bold" officeooo:rsid="002aec7f" officeooo:paragraph-rsid="002aec7f" style:font-size-asian="12pt" style:font-weight-asian="bold" style:font-size-complex="12pt" style:font-weight-complex="bold"/>
    </style:style>
    <style:style style:name="P16" style:family="paragraph" style:parent-style-name="Standard">
      <style:text-properties style:font-name="Verdana" fo:font-size="12pt" fo:font-weight="bold" officeooo:rsid="00232bb7" officeooo:paragraph-rsid="00232bb7" style:font-size-asian="10.5pt" style:font-weight-asian="bold" style:font-size-complex="12pt" style:font-weight-complex="bold"/>
    </style:style>
    <style:style style:name="P17" style:family="paragraph" style:parent-style-name="Standard">
      <style:text-properties style:font-name="Verdana" fo:font-size="12pt" officeooo:paragraph-rsid="00103d78" style:font-size-asian="12pt" style:font-size-complex="12pt"/>
    </style:style>
    <style:style style:name="P18" style:family="paragraph" style:parent-style-name="Standard">
      <style:text-properties style:font-name="Verdana" fo:font-size="12pt" fo:font-weight="normal" officeooo:rsid="001e94c5" officeooo:paragraph-rsid="001e94c5" style:font-size-asian="10.5pt" style:font-weight-asian="normal" style:font-size-complex="12pt" style:font-weight-complex="normal"/>
    </style:style>
    <style:style style:name="P19" style:family="paragraph" style:parent-style-name="Standard">
      <style:text-properties style:font-name="Verdana" fo:font-size="12pt" fo:font-weight="normal" officeooo:rsid="0023c305" officeooo:paragraph-rsid="0023c305" style:font-size-asian="10.5pt" style:font-weight-asian="normal" style:font-size-complex="12pt" style:font-weight-complex="normal"/>
    </style:style>
    <style:style style:name="P20" style:family="paragraph" style:parent-style-name="Standard">
      <style:text-properties style:font-name="Verdana" fo:font-size="14pt" fo:font-weight="bold" officeooo:rsid="0011e99c" officeooo:paragraph-rsid="0011e99c" style:font-size-asian="14pt" style:font-weight-asian="bold" style:font-size-complex="14pt" style:font-weight-complex="bold"/>
    </style:style>
    <style:style style:name="P21" style:family="paragraph" style:parent-style-name="Standard">
      <style:text-properties style:font-name="Verdana" fo:font-size="14pt" fo:font-weight="bold" officeooo:paragraph-rsid="00103d78" style:font-size-asian="14pt" style:font-weight-asian="bold" style:font-size-complex="14pt"/>
    </style:style>
    <style:style style:name="P22" style:family="paragraph" style:parent-style-name="Standard">
      <style:text-properties style:font-name="Verdana" fo:font-size="11pt" fo:font-weight="bold" officeooo:rsid="002aec7f" officeooo:paragraph-rsid="002aec7f" style:font-size-asian="11pt" style:font-weight-asian="bold" style:font-size-complex="11pt" style:font-weight-complex="bold"/>
    </style:style>
    <style:style style:name="P23" style:family="paragraph" style:parent-style-name="Standard">
      <style:text-properties fo:color="#000000" style:font-name="Courier New" fo:font-size="10pt" style:font-size-asian="10pt" fo:background-color="#ffffff"/>
    </style:style>
    <style:style style:name="P24" style:family="paragraph" style:parent-style-name="Standard">
      <style:text-properties fo:color="#000000" style:font-name="Courier New" fo:font-size="10pt" officeooo:paragraph-rsid="003ad494" style:font-size-asian="10pt" fo:background-color="#ffffff"/>
    </style:style>
    <style:style style:name="P25" style:family="paragraph" style:parent-style-name="Standard">
      <style:text-properties fo:color="#000000" style:font-name="Courier New" fo:font-size="11pt" fo:font-weight="normal" style:font-size-asian="11pt" style:font-weight-asian="normal" style:font-size-complex="11pt" fo:background-color="#ffffff"/>
    </style:style>
    <style:style style:name="P26" style:family="paragraph" style:parent-style-name="Standard">
      <style:text-properties fo:color="#000000" style:font-name="Courier New" fo:font-size="13pt" style:font-size-asian="13pt" style:font-size-complex="13pt" fo:background-color="#ffffff"/>
    </style:style>
    <style:style style:name="P27" style:family="paragraph" style:parent-style-name="Standard">
      <style:text-properties fo:color="#000000" style:font-name="Verdana" fo:font-size="16pt" fo:font-weight="bold" officeooo:rsid="0039a6b3" officeooo:paragraph-rsid="003ad494" style:font-size-asian="16pt" style:font-weight-asian="bold" style:font-size-complex="16pt" style:font-weight-complex="bold"/>
    </style:style>
    <style:style style:name="P28" style:family="paragraph" style:parent-style-name="Standard">
      <style:text-properties fo:color="#000000" style:font-name="Verdana" fo:font-size="11pt" fo:font-weight="bold" officeooo:rsid="0039a6b3" officeooo:paragraph-rsid="0039a6b3" style:font-size-asian="11pt" style:font-weight-asian="bold" style:font-size-complex="11pt" style:font-weight-complex="bold"/>
    </style:style>
    <style:style style:name="P29" style:family="paragraph" style:parent-style-name="Standard">
      <style:text-properties fo:color="#000000" style:font-name="Verdana" fo:font-size="11pt" fo:font-weight="bold" officeooo:rsid="00471cec" officeooo:paragraph-rsid="00471cec" style:font-size-asian="11pt" style:font-weight-asian="bold" style:font-size-complex="11pt" style:font-weight-complex="bold"/>
    </style:style>
    <style:style style:name="P30" style:family="paragraph" style:parent-style-name="Standard">
      <style:text-properties fo:color="#000000" style:font-name="Verdana" fo:font-size="11pt" fo:font-weight="bold" officeooo:rsid="004d92af" officeooo:paragraph-rsid="004d92af" style:font-size-asian="11pt" style:font-weight-asian="bold" style:font-size-complex="11pt" style:font-weight-complex="bold"/>
    </style:style>
    <style:style style:name="P31" style:family="paragraph" style:parent-style-name="Standard">
      <style:text-properties fo:color="#000000" style:font-name="Verdana" fo:font-size="12pt" fo:font-weight="bold" officeooo:rsid="0039a6b3" officeooo:paragraph-rsid="0039a6b3" style:font-size-asian="12pt" style:font-weight-asian="bold" style:font-size-complex="12pt" style:font-weight-complex="bold"/>
    </style:style>
    <style:style style:name="P32" style:family="paragraph" style:parent-style-name="Standard">
      <style:text-properties fo:color="#000000" style:font-name="Verdana" fo:font-size="12pt" fo:font-weight="bold" officeooo:rsid="00471cec" officeooo:paragraph-rsid="00471cec" style:font-size-asian="12pt" style:font-weight-asian="bold" style:font-size-complex="12pt" style:font-weight-complex="bold"/>
    </style:style>
    <style:style style:name="P33" style:family="paragraph" style:parent-style-name="Standard">
      <style:text-properties fo:color="#000000" style:font-name="Verdana" fo:font-size="14pt" fo:font-weight="bold" officeooo:rsid="0039a6b3" officeooo:paragraph-rsid="0039a6b3" style:font-size-asian="14pt" style:font-weight-asian="bold" style:font-size-complex="14pt" style:font-weight-complex="bold"/>
    </style:style>
    <style:style style:name="P34" style:family="paragraph" style:parent-style-name="Standard">
      <style:text-properties fo:color="#000000" style:font-name="Verdana" fo:font-size="13pt" fo:font-weight="bold" officeooo:rsid="0039a6b3" officeooo:paragraph-rsid="0039a6b3" style:font-size-asian="13pt" style:font-weight-asian="bold" style:font-size-complex="13pt" style:font-weight-complex="bold"/>
    </style:style>
    <style:style style:name="P35" style:family="paragraph" style:parent-style-name="Standard">
      <style:text-properties fo:color="#000000" style:font-name="Verdana" fo:font-size="13pt" fo:font-weight="bold" officeooo:rsid="00471cec" officeooo:paragraph-rsid="00471cec" style:font-size-asian="13pt" style:font-weight-asian="bold" style:font-size-complex="13pt" style:font-weight-complex="bold"/>
    </style:style>
    <style:style style:name="P36" style:family="paragraph" style:parent-style-name="Standard">
      <style:text-properties fo:color="#000000" fo:font-size="15pt" fo:font-weight="bold" officeooo:paragraph-rsid="004d92af" style:font-size-asian="15pt" style:font-weight-asian="bold" style:font-size-complex="15pt" style:font-weight-complex="bold"/>
    </style:style>
    <style:style style:name="P37" style:family="paragraph" style:parent-style-name="Standard">
      <style:text-properties fo:font-size="11pt" style:font-size-asian="11pt" style:font-size-complex="11pt"/>
    </style:style>
    <style:style style:name="P38" style:family="paragraph" style:parent-style-name="Standard">
      <style:text-properties fo:font-size="11pt" officeooo:paragraph-rsid="002aec7f" style:font-size-asian="11pt" style:font-size-complex="11pt"/>
    </style:style>
    <style:style style:name="P39" style:family="paragraph" style:parent-style-name="Standard">
      <style:text-properties fo:font-size="11pt" officeooo:paragraph-rsid="002cb34d" style:font-size-asian="11pt" style:font-size-complex="11pt"/>
    </style:style>
    <style:style style:name="P40" style:family="paragraph" style:parent-style-name="Standard">
      <style:text-properties fo:font-size="11pt" officeooo:paragraph-rsid="002f66bc" style:font-size-asian="11pt" style:font-size-complex="11pt"/>
    </style:style>
    <style:style style:name="P41" style:family="paragraph" style:parent-style-name="Standard">
      <style:text-properties fo:font-size="11pt" officeooo:paragraph-rsid="00310263" style:font-size-asian="11pt" style:font-size-complex="11pt"/>
    </style:style>
    <style:style style:name="P42" style:family="paragraph" style:parent-style-name="Standard">
      <style:text-properties fo:font-size="11pt" officeooo:paragraph-rsid="00329b7b" style:font-size-asian="11pt" style:font-size-complex="11pt"/>
    </style:style>
    <style:style style:name="P43" style:family="paragraph" style:parent-style-name="Standard">
      <style:text-properties fo:font-size="11pt" officeooo:paragraph-rsid="004054df" style:font-size-asian="11pt" style:font-size-complex="11pt"/>
    </style:style>
    <style:style style:name="P44" style:family="paragraph" style:parent-style-name="Standard">
      <style:text-properties fo:font-size="12pt" style:font-size-asian="12pt" style:font-size-complex="12pt"/>
    </style:style>
    <style:style style:name="P45" style:family="paragraph" style:parent-style-name="List_20_Paragraph" style:list-style-name="WWNum11">
      <style:text-properties officeooo:paragraph-rsid="00103d78"/>
    </style:style>
    <style:style style:name="P46" style:family="paragraph" style:parent-style-name="List_20_Paragraph" style:list-style-name="WWNum11">
      <style:text-properties style:font-name="Verdana" fo:font-size="12pt" officeooo:paragraph-rsid="00103d78" style:font-size-asian="12pt" style:font-size-complex="12pt"/>
    </style:style>
    <style:style style:name="P47" style:family="paragraph" style:parent-style-name="List_20_Paragraph" style:list-style-name="WWNum14">
      <style:text-properties style:font-name="Verdana" fo:font-size="12pt" officeooo:paragraph-rsid="00103d78" style:font-size-asian="12pt" style:font-size-complex="12pt"/>
    </style:style>
    <style:style style:name="P48" style:family="paragraph" style:parent-style-name="List_20_Paragraph" style:list-style-name="WWNum13">
      <style:text-properties style:font-name="Verdana" fo:font-size="12pt" officeooo:paragraph-rsid="00103d78" style:font-size-asian="12pt" style:font-size-complex="12pt"/>
    </style:style>
    <style:style style:name="P49" style:family="paragraph" style:parent-style-name="List_20_Paragraph" style:list-style-name="WWNum14">
      <style:text-properties officeooo:paragraph-rsid="00103d78"/>
    </style:style>
    <style:style style:name="T1" style:family="text">
      <style:text-properties style:font-name="Verdana"/>
    </style:style>
    <style:style style:name="T2" style:family="text">
      <style:text-properties style:font-name="Verdana" fo:font-size="18pt" fo:font-weight="bold" style:font-size-asian="18pt" style:font-weight-asian="bold" style:font-size-complex="18pt"/>
    </style:style>
    <style:style style:name="T3" style:family="text">
      <style:text-properties style:font-name="Verdana" fo:font-size="18pt" fo:font-weight="bold" officeooo:rsid="001631dc" style:font-size-asian="18pt" style:font-weight-asian="bold" style:font-size-complex="18pt"/>
    </style:style>
    <style:style style:name="T4" style:family="text">
      <style:text-properties style:font-name="Verdana" fo:font-size="12pt" fo:font-weight="bold" style:font-size-asian="12pt" style:font-weight-asian="bold" style:font-size-complex="12pt"/>
    </style:style>
    <style:style style:name="T5" style:family="text">
      <style:text-properties style:font-name="Verdana" fo:font-size="12pt" fo:font-weight="bold" officeooo:rsid="00252d76" style:font-size-asian="12pt" style:font-weight-asian="bold" style:font-size-complex="12pt"/>
    </style:style>
    <style:style style:name="T6" style:family="text">
      <style:text-properties style:font-name="Verdana" fo:font-size="12pt" fo:font-weight="bold" officeooo:rsid="002692d1" style:font-size-asian="12pt" style:font-weight-asian="bold" style:font-size-complex="12pt"/>
    </style:style>
    <style:style style:name="T7" style:family="text">
      <style:text-properties style:font-name="Verdana" fo:font-size="12pt" fo:font-weight="bold" style:font-size-asian="12pt" style:font-weight-asian="bold" style:font-size-complex="12pt" style:font-weight-complex="bold"/>
    </style:style>
    <style:style style:name="T8" style:family="text">
      <style:text-properties style:font-name="Verdana" fo:font-size="12pt" fo:font-weight="bold" officeooo:rsid="0024301d" style:font-size-asian="12pt" style:font-weight-asian="bold" style:font-size-complex="12pt" style:font-weight-complex="bold"/>
    </style:style>
    <style:style style:name="T9" style:family="text">
      <style:text-properties style:font-name="Verdana" fo:font-size="12pt" style:font-size-asian="12pt" style:font-size-complex="12pt"/>
    </style:style>
    <style:style style:name="T10" style:family="text">
      <style:text-properties style:font-name="Verdana" fo:font-size="12pt" officeooo:rsid="0017564e" style:font-size-asian="12pt" style:font-size-complex="12pt"/>
    </style:style>
    <style:style style:name="T11" style:family="text">
      <style:text-properties style:font-name="Verdana" fo:font-size="12pt" officeooo:rsid="00179f53" style:font-size-asian="12pt" style:font-size-complex="12pt"/>
    </style:style>
    <style:style style:name="T12" style:family="text">
      <style:text-properties style:font-name="Verdana" fo:font-size="12pt" officeooo:rsid="0018d50d" style:font-size-asian="12pt" style:font-size-complex="12pt"/>
    </style:style>
    <style:style style:name="T13" style:family="text">
      <style:text-properties style:font-name="Verdana" fo:font-size="12pt" officeooo:rsid="0018eb0a" style:font-size-asian="12pt" style:font-size-complex="12pt"/>
    </style:style>
    <style:style style:name="T14" style:family="text">
      <style:text-properties style:font-name="Verdana" fo:font-size="12pt" officeooo:rsid="001c788b" style:font-size-asian="12pt" style:font-size-complex="12pt"/>
    </style:style>
    <style:style style:name="T15" style:family="text">
      <style:text-properties style:font-name="Verdana" fo:font-size="12pt" officeooo:rsid="001e86ce" style:font-size-asian="12pt" style:font-size-complex="12pt"/>
    </style:style>
    <style:style style:name="T16" style:family="text">
      <style:text-properties style:font-name="Verdana" fo:font-size="12pt" fo:font-weight="normal" style:font-size-asian="10.5pt" style:font-weight-asian="normal" style:font-size-complex="12pt" style:font-weight-complex="normal"/>
    </style:style>
    <style:style style:name="T17" style:family="text">
      <style:text-properties style:font-name="Verdana" fo:font-size="12pt" fo:font-weight="normal" officeooo:rsid="001eb7aa" style:font-size-asian="10.5pt" style:font-weight-asian="normal" style:font-size-complex="12pt" style:font-weight-complex="normal"/>
    </style:style>
    <style:style style:name="T18" style:family="text">
      <style:text-properties style:font-name="Verdana" fo:font-weight="bold" style:font-weight-asian="bold"/>
    </style:style>
    <style:style style:name="T19" style:family="text">
      <style:text-properties style:font-name="Verdana" fo:font-weight="bold" style:font-weight-asian="bold" style:font-weight-complex="bold"/>
    </style:style>
    <style:style style:name="T20" style:family="text">
      <style:text-properties style:font-name="Verdana" officeooo:rsid="00249a20"/>
    </style:style>
    <style:style style:name="T21" style:family="text">
      <style:text-properties style:font-name="Verdana" officeooo:rsid="00256e46"/>
    </style:style>
    <style:style style:name="T22" style:family="text">
      <style:text-properties style:font-name="Verdana" officeooo:rsid="00268352"/>
    </style:style>
    <style:style style:name="T23" style:family="text">
      <style:text-properties fo:color="#8000ff" style:font-name="Courier New" fo:font-size="12pt" fo:background-color="#ffffff" loext:char-shading-value="0" style:font-size-asian="12pt" style:font-size-complex="12pt"/>
    </style:style>
    <style:style style:name="T24" style:family="text">
      <style:text-properties fo:color="#8000ff" style:font-name="Courier New" fo:font-size="10pt" fo:font-weight="normal" style:font-size-asian="10pt" style:font-weight-asian="normal" fo:background-color="#ffffff"/>
    </style:style>
    <style:style style:name="T25" style:family="text">
      <style:text-properties fo:color="#8000ff" style:font-name="Courier New" fo:font-weight="normal" style:font-weight-asian="normal" fo:background-color="#ffffff"/>
    </style:style>
    <style:style style:name="T26" style:family="text">
      <style:text-properties fo:color="#000000" style:font-name="Courier New" fo:font-size="12pt" fo:background-color="#ffffff" loext:char-shading-value="0" style:font-size-asian="12pt" style:font-size-complex="12pt"/>
    </style:style>
    <style:style style:name="T27" style:family="text">
      <style:text-properties fo:color="#000000" style:font-name="Courier New" fo:font-size="12pt" fo:font-weight="normal" fo:background-color="#ffffff" loext:char-shading-value="0" style:font-size-asian="12pt" style:font-weight-asian="normal" style:font-size-complex="12pt"/>
    </style:style>
    <style:style style:name="T28" style:family="text">
      <style:text-properties fo:color="#000000" style:font-name="Courier New" fo:font-size="10pt" fo:font-weight="normal" fo:background-color="#ffffff" loext:char-shading-value="0" style:font-size-asian="10pt" style:font-weight-asian="normal"/>
    </style:style>
    <style:style style:name="T29" style:family="text">
      <style:text-properties fo:color="#000000" style:font-name="Courier New" fo:font-size="10pt" fo:font-weight="normal" style:font-size-asian="10pt" style:font-weight-asian="normal" fo:background-color="#ffffff"/>
    </style:style>
    <style:style style:name="T30" style:family="text">
      <style:text-properties fo:color="#000000" style:font-name="Courier New" fo:font-weight="normal" style:font-weight-asian="normal" fo:background-color="#ffffff"/>
    </style:style>
    <style:style style:name="T31" style:family="text">
      <style:text-properties fo:color="#000080" style:font-name="Courier New" fo:font-size="12pt" fo:font-weight="bold" fo:background-color="#ffffff" loext:char-shading-value="0" style:font-size-asian="12pt" style:font-weight-asian="bold" style:font-size-complex="12pt"/>
    </style:style>
    <style:style style:name="T32" style:family="text">
      <style:text-properties fo:color="#000080" style:font-name="Courier New" fo:font-size="10pt" fo:font-weight="bold" style:font-size-asian="10pt" style:font-weight-asian="bold" fo:background-color="#ffffff"/>
    </style:style>
    <style:style style:name="T33" style:family="text">
      <style:text-properties fo:color="#000080" style:font-name="Courier New" fo:font-size="10pt" style:font-size-asian="10pt" fo:background-color="#ffffff"/>
    </style:style>
    <style:style style:name="T34" style:family="text">
      <style:text-properties fo:color="#000080" style:font-name="Courier New" fo:background-color="#ffffff"/>
    </style:style>
    <style:style style:name="T35" style:family="text">
      <style:text-properties fo:color="#000080" style:font-name="Courier New" fo:font-weight="bold" style:font-weight-asian="bold" fo:background-color="#ffffff"/>
    </style:style>
    <style:style style:name="T36" style:family="text">
      <style:text-properties fo:color="#000080" style:font-name="Courier New" fo:font-weight="bold" officeooo:rsid="004d92af" style:font-weight-asian="bold" style:font-weight-complex="bold" fo:background-color="#ffffff"/>
    </style:style>
    <style:style style:name="T37" style:family="text">
      <style:text-properties fo:color="#000080" style:font-name="Courier New" fo:font-size="11pt" fo:font-weight="bold" officeooo:rsid="004d92af" style:font-size-asian="11pt" style:font-weight-asian="bold" style:font-size-complex="11pt" style:font-weight-complex="bold" fo:background-color="#ffffff"/>
    </style:style>
    <style:style style:name="T38" style:family="text">
      <style:text-properties fo:color="#0000ff" style:font-name="Courier New" fo:font-size="12pt" fo:font-weight="bold" fo:background-color="#ffffff" loext:char-shading-value="0" style:font-size-asian="12pt" style:font-weight-asian="bold" style:font-size-complex="12pt"/>
    </style:style>
    <style:style style:name="T39" style:family="text">
      <style:text-properties fo:color="#0000ff" style:font-name="Courier New" fo:font-size="10pt" fo:font-weight="bold" style:font-size-asian="10pt" style:font-weight-asian="bold" fo:background-color="#ffffff"/>
    </style:style>
    <style:style style:name="T40" style:family="text">
      <style:text-properties fo:color="#0000ff" style:font-name="Courier New" fo:background-color="#ffffff"/>
    </style:style>
    <style:style style:name="T41" style:family="text">
      <style:text-properties fo:color="#0000ff" style:font-name="Courier New" fo:font-weight="bold" style:font-weight-asian="bold" fo:background-color="#ffffff"/>
    </style:style>
    <style:style style:name="T42" style:family="text">
      <style:text-properties fo:font-weight="bold" style:font-weight-asian="bold" style:font-weight-complex="bold"/>
    </style:style>
    <style:style style:name="T43" style:family="text">
      <style:text-properties fo:font-style="italic"/>
    </style:style>
    <style:style style:name="T44" style:family="text">
      <style:text-properties style:text-position="super 58%" style:font-name="Verdana"/>
    </style:style>
    <style:style style:name="T45" style:family="text">
      <style:text-properties style:text-position="super 58%" style:font-name="Verdana" fo:font-weight="bold" style:font-weight-asian="bold" style:font-weight-complex="bold"/>
    </style:style>
    <style:style style:name="T46" style:family="text">
      <style:text-properties fo:color="#008000" style:font-name="Courier New" fo:font-size="10pt" fo:font-weight="normal" style:font-size-asian="10pt" style:font-weight-asian="normal" fo:background-color="#ffffff"/>
    </style:style>
    <style:style style:name="T47" style:family="text">
      <style:text-properties fo:color="#008000" style:font-name="Courier New" fo:font-size="10pt" style:font-size-asian="10pt" fo:background-color="#ffffff"/>
    </style:style>
    <style:style style:name="T48" style:family="text">
      <style:text-properties fo:color="#008000" style:font-name="Courier New" fo:font-size="10pt" officeooo:rsid="00429bec" style:font-size-asian="10pt" fo:background-color="#ffffff"/>
    </style:style>
    <style:style style:name="T49" style:family="text">
      <style:text-properties fo:color="#008000" style:font-name="Courier New" fo:font-weight="normal" style:font-weight-asian="normal" fo:background-color="#ffffff"/>
    </style:style>
    <style:style style:name="T50" style:family="text">
      <style:text-properties fo:color="#008000" style:font-name="Courier New" fo:background-color="#ffffff"/>
    </style:style>
    <style:style style:name="T51" style:family="text">
      <style:text-properties fo:color="#008000" style:font-name="Courier New" officeooo:rsid="003dde4b" fo:background-color="#ffffff"/>
    </style:style>
    <style:style style:name="T52" style:family="text">
      <style:text-properties fo:color="#008000" style:font-name="Courier New" officeooo:rsid="00429bec" fo:background-color="#ffffff"/>
    </style:style>
    <style:style style:name="T53" style:family="text">
      <style:text-properties fo:color="#808080" style:font-name="Courier New" fo:font-size="10pt" fo:font-weight="normal" style:font-size-asian="10pt" style:font-weight-asian="normal" fo:background-color="#ffffff"/>
    </style:style>
    <style:style style:name="T54" style:family="text">
      <style:text-properties fo:color="#808080" style:font-name="Courier New" fo:font-weight="normal" style:font-weight-asian="normal" fo:background-color="#ffffff"/>
    </style:style>
    <style:style style:name="T55" style:family="text">
      <style:text-properties fo:color="#ff8000" style:font-name="Courier New" fo:font-size="10pt" fo:font-weight="normal" style:font-size-asian="10pt" style:font-weight-asian="normal" fo:background-color="#ffffff"/>
    </style:style>
    <style:style style:name="T56" style:family="text">
      <style:text-properties fo:color="#ff8000" style:font-name="Courier New" fo:font-weight="normal" style:font-weight-asian="normal" fo:background-color="#ffffff"/>
    </style:style>
    <style:style style:name="T57" style:family="text">
      <style:text-properties officeooo:rsid="00385261"/>
    </style:style>
    <style:style style:name="T58" style:family="text">
      <style:text-properties style:font-name="Courier New" fo:background-color="#ffffff"/>
    </style:style>
    <style:style style:name="T59" style:family="text">
      <style:text-properties style:font-name="Courier New" fo:background-color="#ffffff"/>
    </style:style>
    <style:style style:name="T60" style:family="text">
      <style:text-properties style:font-name="Courier New" fo:font-size="11pt" style:font-size-asian="11pt" style:font-size-complex="11pt" fo:background-color="#ffffff"/>
    </style:style>
    <style:style style:name="T61" style:family="text">
      <style:text-properties style:font-name="Courier New" officeooo:rsid="003dde4b" fo:background-color="#ffffff"/>
    </style:style>
    <style:style style:name="T62" style:family="text">
      <style:text-properties style:font-name="Courier New" officeooo:rsid="003ed6a0" fo:background-color="#ffffff"/>
    </style:style>
    <style:style style:name="T63" style:family="text">
      <style:text-properties style:font-name="Courier New" officeooo:rsid="00429bec" fo:background-color="#ffffff"/>
    </style:style>
    <style:style style:name="T64" style:family="text">
      <style:text-properties style:font-name="Courier New" fo:font-size="15pt" style:font-size-asian="15pt" style:font-size-complex="15pt" fo:background-color="#ffffff"/>
    </style:style>
    <style:style style:name="T65" style:family="text">
      <style:text-properties style:font-name="Courier New" fo:font-size="10pt" style:font-size-asian="10pt" fo:background-color="#ffffff"/>
    </style:style>
    <style:style style:name="T66" style:family="text">
      <style:text-properties style:font-name="Courier New" fo:font-weight="bold" officeooo:rsid="004d92af" style:font-weight-asian="bold" style:font-weight-complex="bold" fo:background-color="#ffffff"/>
    </style:style>
    <style:style style:name="T67" style:family="text">
      <style:text-properties style:font-name="Courier New" officeooo:rsid="004d92af" fo:background-color="#ffff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ArrayList </text:span><text:span text:style-name="T3">Class</text:span></text:p>
      <text:p text:style-name="P13"><draw:frame draw:style-name="fr1" draw:name="Image1" text:anchor-type="paragraph" svg:x="14.99cm" svg:y="-0.132cm" svg:width="4.26cm" svg:height="9.604cm" draw:z-index="0"><draw:image xlink:href="Pictures/10000201000000A10000016B35CBB072FFCBE691.png" xlink:type="simple" xlink:show="embed" xlink:actuate="onLoad"/></draw:frame></text:p>
      <text:p text:style-name="P14">IQ. How an object like ArrayList holds data?</text:p>
      <text:p text:style-name="P4"><text:span text:style-name="T9">Collection in </text:span><text:span text:style-name="T10">Java</text:span><text:span text:style-name="T9"> is simply a data structure. One Type follow binary, then one follow Tree or Linked List and so on. </text:span></text:p>
      <text:p text:style-name="P1">Vector and ArrayList both follows the same data structure to hold unlimited data. Vector and ArrayList is like brother with little differences. Vector came in 1.2 and ArrayList copied all works.</text:p>
      <text:p text:style-name="P1"/>
      <text:list xml:id="list3810596444500204030" text:style-name="WWNum11">
        <text:list-item>
          <text:p text:style-name="P46">There is no capacity method in ArrayList().<text:line-break/></text:p>
        </text:list-item>
        <text:list-item>
          <text:p text:style-name="P45"><text:span text:style-name="T9">ArrayList default size i</text:span><text:span text:style-name="T11">s</text:span><text:span text:style-name="T9"> 10 and it grows 50% of initial capacity when needed “</text:span><text:span text:style-name="T4">Initial capacity/2*2</text:span><text:span text:style-name="T9">”<text:line-break/></text:span></text:p>
        </text:list-item>
        <text:list-item>
          <text:p text:style-name="P45"><text:span text:style-name="T9">Vector class </text:span><text:span text:style-name="T4">double</text:span><text:span text:style-name="T9"> the Initial value when needed.</text:span></text:p>
        </text:list-item>
      </text:list>
      <text:p text:style-name="P1"/>
      <text:p text:style-name="P4"><text:span text:style-name="T23">public</text:span><text:span text:style-name="T26"> </text:span><text:span text:style-name="T23">class</text:span><text:span text:style-name="T26"> ArrayList</text:span><text:span text:style-name="T31">&lt;</text:span><text:span text:style-name="T27">E</text:span><text:span text:style-name="T31">&gt;</text:span><text:span text:style-name="T27"> </text:span><text:span text:style-name="T38">extends</text:span><text:span text:style-name="T27"> AbstractList</text:span><text:span text:style-name="T31">&lt;</text:span><text:span text:style-name="T27">E</text:span><text:span text:style-name="T31">&gt;</text:span><text:span text:style-name="T27"> </text:span><text:span text:style-name="T38">implements</text:span><text:span text:style-name="T27"> List</text:span><text:span text:style-name="T31">&lt;</text:span><text:span text:style-name="T27">E</text:span><text:span text:style-name="T31">&gt;,</text:span><text:span text:style-name="T27"> RandomAccess</text:span><text:span text:style-name="T31">,</text:span><text:span text:style-name="T27"> Cloneable</text:span><text:span text:style-name="T31">,</text:span><text:span text:style-name="T27"> Serializable </text:span><text:span text:style-name="T28"><text:s/></text:span></text:p>
      <text:p text:style-name="P4"/>
      <text:p text:style-name="P14"/>
      <text:p text:style-name="P14"/>
      <text:p text:style-name="P14"/>
      <text:p text:style-name="P14"/>
      <text:p text:style-name="P4"><text:span text:style-name="T4">#. </text:span><text:span text:style-name="T9">ArrayList, Vector classes are implemented using dynamically </text:span><text:span text:style-name="T12">re-sizable</text:span><text:span text:style-name="T9"> arrays providing fast random access and list traversion very much like using an ordinary arrays. </text:span></text:p>
      <text:p text:style-name="P14"/>
      <text:p text:style-name="P4"><text:span text:style-name="T4">#. </text:span><text:span text:style-name="T9">ArrayList support dynamic arrays that can grow as needed that is ArrayList can dynamically increases or decreases in size.</text:span></text:p>
      <text:p text:style-name="P14"/>
      <text:p text:style-name="P4"><text:span text:style-name="T4">#. </text:span><text:span text:style-name="T9">ArrayList are created with an initial size when the size exceeded the collection is automatically enlarged.</text:span></text:p>
      <text:p text:style-name="P4"><text:span text:style-name="T9">If elements successfully added it returns </text:span><text:span text:style-name="T4">true </text:span><text:span text:style-name="T9">else </text:span><text:span text:style-name="T4">false</text:span><text:span text:style-name="T9">. This method is of </text:span><text:span text:style-name="T12">C</text:span><text:span text:style-name="T9">ollection</text:span><text:span text:style-name="T12"> </text:span><text:span text:style-name="T13">interface</text:span><text:span text:style-name="T9"> so all child </text:span><text:span text:style-name="T4">List</text:span><text:span text:style-name="T9"> and </text:span><text:span text:style-name="T4">Set</text:span><text:span text:style-name="T9"> will have this method.</text:span></text:p>
      <text:p text:style-name="P14"/>
      <text:p text:style-name="P14">#. Some important points about ArrayList class:</text:p>
      <text:list xml:id="list4285725584931988613" text:style-name="WWNum14">
        <text:list-item>
          <text:p text:style-name="P47">ArrayList is not synchronized.<text:line-break/></text:p>
        </text:list-item>
        <text:list-item>
          <text:p text:style-name="P47">ArrayList supports dynamic array which can grow as needed.<text:line-break/></text:p>
        </text:list-item>
        <text:list-item>
          <text:p text:style-name="P47">Size of ArrayList can be dynamically increased (via ensuseCapasity() ) or decreased ( trimSize() ).<text:line-break/></text:p>
        </text:list-item>
        <text:list-item>
          <text:p text:style-name="P47">ArrayList are created with initial size of 10.<text:line-break/></text:p>
        </text:list-item>
        <text:list-item>
          <text:p text:style-name="P47">ArrayList can contain duplicate elements. ArrayList maintains insertion orders of the elements.<text:line-break/></text:p>
        </text:list-item>
        <text:list-item>
          <text:p text:style-name="P49"><text:span text:style-name="T9">ArrayList is not synchronized collection hence it is not suitable to be used between multiple threads concurrently. If you want to be use ArrayList like data-structure in </text:span><text:soft-page-break/><text:span text:style-name="T9">multi-threaded environment, then you need to either use new </text:span><text:span text:style-name="T4">copyOnWriteArrayList</text:span><text:span text:style-name="T9">() or use </text:span><text:span text:style-name="T4">Collections</text:span><text:span text:style-name="T9">.</text:span><text:span text:style-name="T4">synchronizedList</text:span><text:span text:style-name="T9">() to create a synchronized list. <text:line-break/></text:span></text:p>
        </text:list-item>
        <text:list-item>
          <text:p text:style-name="P49"><text:span text:style-name="T9">Former is part of concurrent collection package and much more suitable than the second one, but only useful when there are readers and only few writers. Since a new copy of ArrayList is created every time a write happens. It can be overkill if used in a write heavy environment. Second option is strictly synchronized collection, much like </text:span><text:span text:style-name="T4">Vector</text:span><text:span text:style-name="T9"> or </text:span><text:span text:style-name="T4">Has</text:span><text:span text:style-name="T5">h</text:span><text:span text:style-name="T6">T</text:span><text:span text:style-name="T4">able, </text:span><text:span text:style-name="T9">but</text:span><text:span text:style-name="T4"> </text:span><text:span text:style-name="T9">it is not scalable because once number of thread increased drastically contention became a huge issue.<text:line-break/></text:span></text:p>
        </text:list-item>
        <text:list-item>
          <text:p text:style-name="P49"><text:span text:style-name="T4">CopyOnWriteArrayList</text:span><text:span text:style-name="T9">()</text:span><text:span text:style-name="T4"> </text:span><text:span text:style-name="T9">is recommended for concurrent multi-threading environment as it is optimized for multiple concurrent read and creates copy for the write operation. This was added in JDK 1.5. It’s part of java.util.Concurrent package, along with </text:span><text:span text:style-name="T7">ConcurrentHashmap</text:span><text:span text:style-name="T9">.<text:line-break/></text:span></text:p>
        </text:list-item>
        <text:list-item>
          <text:p text:style-name="P49"><text:span text:style-name="T9">When ArrayList gets full it creates another array and uses </text:span><text:span text:style-name="T4">System.arrayCopy</text:span><text:span text:style-name="T9">() to copy all elements from one array to another array. This is where insertion takes a lot of time. <text:line-break/></text:span></text:p>
        </text:list-item>
        <text:list-item>
          <text:p text:style-name="P49"><text:span text:style-name="T9">Iterator and ListIterator of </text:span><text:span text:style-name="T14">Java</text:span><text:span text:style-name="T9"> ArrayList are </text:span><text:span text:style-name="T7">fail-fast</text:span><text:span text:style-name="T9">. It means if ArrayList is structurally modified at any time after the Iterator is created in any way except through their Iterator’s add() methods or remove() methods, the iterator will throw a </text:span><text:span text:style-name="T4">ConCurrentModificationException</text:span><text:span text:style-name="T9">. Thus in the case of concurrent modification, the Iterators fails quickly and clearly, that’s why it is called fail-fast.<text:line-break/></text:span></text:p>
        </text:list-item>
        <text:list-item>
          <text:p text:style-name="P47">ConcurrentModificationException is not guaranteed and only thrown at best effort.<text:line-break/></text:p>
        </text:list-item>
        <text:list-item>
          <text:p text:style-name="P47">If we are creating synchronized list it’s recommended to create while creating instance of underlying ArrayList to prevent accidental non-synchronized access to the list. It means don’t first create non-synchronized ArrayList then convert it on synchronized. We must create it synchronized at first place. <text:line-break/></text:p>
        </text:list-item>
        <text:list-item>
          <text:p text:style-name="P49"><text:span text:style-name="T9">An application can increase the capacity of an ArrayList instance before adding a large number of elements using the </text:span><text:span text:style-name="T7">ensure</text:span><text:span text:style-name="T8">Capacity</text:span><text:span text:style-name="T7">()</text:span><text:span text:style-name="T9"> method operation. This may reduce amount of incremental reallocation due to incremental filing of ArrayList. </text:span></text:p>
        </text:list-item>
        <text:list-item>
          <text:p text:style-name="P47">The size(), isEmpty, set(), iterator() and iteratorList() operation run in constant time because ArrayList is based on Array but adding or removing on element is costly as compared to LinkedList.<text:line-break/></text:p>
        </text:list-item>
        <text:list-item>
          <text:p text:style-name="P47">ArrayList class is enhanced in JDK1.5 to support Generics which added extra type-safety on ArrayList. It is recommended to use generics version of ArrayList to ensure that your ArrayList contains only specified type of element and avoid any ClassCastException. </text:p>
        </text:list-item>
        <text:list-item>
          <text:p text:style-name="P47">If we set ArrayList reference (variable) to null in Java. All the elements inside ArrayList becomes eligible to garbage collection in Java. Provided there are no more strong reference exists for those object.<text:line-break/></text:p>
        </text:list-item>
        <text:list-item>
          <text:p text:style-name="P49"><text:span text:style-name="T9">Always use </text:span><text:span text:style-name="T4">isEmpty ()</text:span><text:span text:style-name="T9"> method to check if ArrayList is empty or not, instead of using </text:span><text:span text:style-name="T4">size () == 0 </text:span><text:span text:style-name="T9">check. Former one is much more readable. <text:line-break/></text:span><text:soft-page-break/><text:span text:style-name="T9"> <text:line-break/> if( listOfElements.isEmpty() ) { S.O.P(“Start Processing”); }<text:line-break/><text:line-break/><text:tab/><text:tab/>if( listOrders.size() ) { S.O.P(“Start Processing”); }</text:span></text:p>
        </text:list-item>
      </text:list>
      <text:p text:style-name="P1"/>
      <text:p text:style-name="P20">Constructors of ArrayList:-</text:p>
      <table:table table:name="Table5" table:style-name="Table5">
        <table:table-column table:style-name="Table5.A"/>
        <table:table-column table:style-name="Table5.B"/>
        <table:table-row table:style-name="Table5.1">
          <table:table-cell table:style-name="Table5.A1" office:value-type="string">
            <text:p text:style-name="P12">Constructor</text:p>
          </table:table-cell>
          <table:table-cell table:style-name="Table5.A1" office:value-type="string">
            <text:p text:style-name="P12">Description</text:p>
          </table:table-cell>
        </table:table-row>
        <table:table-row table:style-name="Table5.2">
          <table:table-cell table:style-name="Table5.A1" office:value-type="string">
            <text:p text:style-name="P10">ArrayList()</text:p>
          </table:table-cell>
          <table:table-cell table:style-name="Table5.A1" office:value-type="string">
            <text:p text:style-name="P11">It is used to build an empty array list.</text:p>
          </table:table-cell>
        </table:table-row>
        <table:table-row table:style-name="Table5.3">
          <table:table-cell table:style-name="Table5.A1" office:value-type="string">
            <text:p text:style-name="P10">ArrayList(Collection c)</text:p>
          </table:table-cell>
          <table:table-cell table:style-name="Table5.A1" office:value-type="string">
            <text:p text:style-name="P11">It is used to build an array list that is initialized with the elements of the collection c.</text:p>
          </table:table-cell>
        </table:table-row>
        <table:table-row table:style-name="Table5.4">
          <table:table-cell table:style-name="Table5.A1" office:value-type="string">
            <text:p text:style-name="P10">ArrayList(int capacity)</text:p>
          </table:table-cell>
          <table:table-cell table:style-name="Table5.A1" office:value-type="string">
            <text:p text:style-name="P11">It is used to build an array list that has the specified initial capacity. </text:p>
          </table:table-cell>
        </table:table-row>
      </table:table>
      <text:p text:style-name="P1"/>
      <text:p text:style-name="P14"/>
      <text:p text:style-name="P14">Q. What if we make non-generic ArrayList.</text:p>
      <text:p text:style-name="P3"/>
      <text:p text:style-name="P3">Java collection framework was non-generic before <text:span text:style-name="T42">JDK 1.5</text:span>. Since 1.5, it is generic.</text:p>
      <text:p text:style-name="P3">If we make non-generic ArrayList so we can put different-different type of object but while iterating we have to downcast from Object to Our class and here down-casting will be fail and it will throw <text:span text:style-name="T42">ClassCastException</text:span>.</text:p>
      <text:p text:style-name="P3"/>
      <text:p text:style-name="P3">Java new generic collection allows you to have only one type of object in collection. Now it is type safe so typecasting is not required at run time. In generic collection, we specify the type in angular braces. Now ArrayList is forced to have only specified type of objects in it. If you try to add another type of object, it gives <text:span text:style-name="T43">compile time error</text:span>.</text:p>
      <text:p text:style-name="P1"/>
      <text:p text:style-name="P21"/>
      <text:p text:style-name="P5"><text:span text:style-name="T18">Vector Class:- </text:span><text:span text:style-name="T16">Big Sister of ArrayList, </text:span><text:span text:style-name="T17">same mechanishm with little differences.</text:span></text:p>
      <text:p text:style-name="P21"/>
      <text:p text:style-name="P6"><text:span text:style-name="T1">ArrayList and Vector both </text:span><text:span text:style-name="T19">implements List interface</text:span><text:span text:style-name="T1"> and maintains insertion order.</text:span></text:p>
      <text:p text:style-name="P18"/>
      <text:p text:style-name="P7"><text:span text:style-name="T1">Vector class has 3 constructor same as ArrayList and one extra </text:span><text:span text:style-name="T19">4</text:span><text:span text:style-name="T45">th</text:span><text:span text:style-name="T1"> </text:span><text:span text:style-name="T19">constructor:</text:span></text:p>
      <text:p text:style-name="P16"/>
      <text:p text:style-name="P16"><text:tab/>Vector( int capacity, int increament )</text:p>
      <text:p text:style-name="P16"/>
      <text:p text:style-name="P8"><text:span text:style-name="T1">Vector class doubles the size when need to grow, that waste the memory so via 4</text:span><text:span text:style-name="T44">th</text:span><text:span text:style-name="T1"> constructor we got provision to set the capacity as well as growth capacity. </text:span></text:p>
      <text:p text:style-name="P19"/>
      <text:p text:style-name="P9"><text:span text:style-name="T1">Vector elements can access by Iterator as well as via Enumeration. </text:span><text:span text:style-name="T20">Vector is legacy class, it means it is available Collection framework. Later it added to the Collection. </text:span><text:span text:style-name="T21">Now Vector class hs it’s own legacy methods as well as ArrayList methods. </text:span><text:span text:style-name="T22">Like ArrayList’s remove and it’s own old removeElement.</text:span></text:p>
      <text:p text:style-name="P16"/>
      <text:p text:style-name="P21">Difference between ArrayList and Vector Class?</text:p>
      <text:p text:style-name="P14"/>
      <text:p text:style-name="P4"><text:soft-page-break/><text:span text:style-name="T4">Synchronization: </text:span><text:span text:style-name="T9">ArrayList is non-synchronized which means multiple threads can work on ArrayList at the same time. For e.g. if one thread is performing an add operation on ArrayList, there can be another thread performing remove operation on ArrayList at the same time in a multi-threaded environment. </text:span></text:p>
      <text:p text:style-name="P1"/>
      <text:p text:style-name="P1">While Vector is synchronized, this means if one thread is working on vector, no other thread can get a hold of it. Unlike ArrayList, only one thread can perform an operation on vector at a time. </text:p>
      <text:p text:style-name="P14"/>
      <text:p text:style-name="P4"><text:span text:style-name="T4">Resize: </text:span><text:span text:style-name="T9">Both ArrayList and Vector can grow and shrink dynamically to maintain the optimal use of storage. However the way they resize is different. ArrayList grow by half of its size when resize. In the other hand Vector doubles the size of itself by default when grows. </text:span></text:p>
      <text:p text:style-name="P1"/>
      <text:p text:style-name="P4"><text:span text:style-name="T4">Performance: </text:span><text:span text:style-name="T9">ArrayList gives better performance as it is non-synchronized. Vector operation ogives poor performance as they are thread-safe. The thread which works on Vector gets a lock on it which makes other thread wait till the lock is released. </text:span></text:p>
      <text:p text:style-name="P1"/>
      <text:p text:style-name="P4"><text:span text:style-name="T4">Fail-Fast: </text:span><text:span text:style-name="T9">If the collection (ArrayList, Vector etc.) gets structurally modified by any means, except add or remove methods of iterator, after creation of iterator then the iterator will throw </text:span><text:span text:style-name="T4">ConcurrentModificationException</text:span><text:span text:style-name="T9">. Structural modification refers to the addition or deletion of elements from the collection.</text:span></text:p>
      <text:p text:style-name="P1"/>
      <text:p text:style-name="P4"><text:span text:style-name="T9">As per </text:span><text:span text:style-name="T4">Vector Javadoc </text:span><text:span text:style-name="T9">the Enumeration returned by Vector is not fail-fast. On the other side the iterator </text:span><text:span text:style-name="T15">and</text:span><text:span text:style-name="T9"> ListIterator retuned by ArrayList are fail-fast. </text:span></text:p>
      <text:p text:style-name="P1"/>
      <text:p text:style-name="P14">Q. Who belongs to Collection framework?</text:p>
      <text:p text:style-name="P14"/>
      <text:p text:style-name="P4"><text:span text:style-name="T9">The Vector was not the part of Collection framework. It has been included in collections later. It can be considered as </text:span><text:span text:style-name="T4">Legacy code. </text:span><text:span text:style-name="T9"><text:s/>There is nothing about Vector which list collection cannot do. Therefore Vector should be avoided. If there is a need of thread-safe operation make ArrayList synchronized as use </text:span><text:span text:style-name="T4">copyOnWriteArrayList</text:span><text:span text:style-name="T9">() method which is a thread-safe variant of ArrayList.</text:span></text:p>
      <text:p text:style-name="P1"/>
      <text:p text:style-name="P4"><text:span text:style-name="T4">Size Increment: </text:span><text:span text:style-name="T9">In ArrayLIst we cannot define the increment size but Vector we can define the increment size.</text:span></text:p>
      <text:p text:style-name="P1"/>
      <text:p text:style-name="P4"><text:span text:style-name="T4">Similarities: </text:span><text:span text:style-name="T9">There are following similarities between those closes which are as follows.</text:span></text:p>
      <text:list xml:id="list1985294971908872547" text:style-name="WWNum13">
        <text:list-item>
          <text:p text:style-name="P48">Both Vector and ArrayList use grow able array data structure. <text:line-break/></text:p>
        </text:list-item>
        <text:list-item>
          <text:p text:style-name="P48">The Iterator and ListIterator returned by these classes (Vector and ArrayList) are fail-fast.<text:line-break/></text:p>
        </text:list-item>
        <text:list-item>
          <text:p text:style-name="P48">They both are ordered collection classes as they maintain the elements insertion order.<text:line-break/></text:p>
        </text:list-item>
        <text:list-item>
          <text:p text:style-name="P48">Vector &amp; ArrayList both allows duplicate and null values. They both grow shrink automatically when overflow and deletion happens.<text:line-break/></text:p>
        </text:list-item>
      </text:list>
      <text:p text:style-name="P14">Q. When to use ArrayList and when to use Vector?</text:p>
      <text:p text:style-name="P14"/>
      <text:p text:style-name="P1"><text:soft-page-break/>It totally depends on the requirement. If there is a need to perform thread-safe operation then Vector is your best as it ensures that only one thread access the collection at a time.</text:p>
      <text:p text:style-name="P1"/>
      <text:p text:style-name="P4"><text:span text:style-name="T4">Performance: </text:span><text:span text:style-name="T9">Synchronized operations consumes more time compared to non-synchronized ones so if there is no need for thread safe operation, ArrayList is better choice as performance will be improved because of the concurrent processed. <text:s/></text:span></text:p>
      <text:p text:style-name="P1"/>
      <text:p text:style-name="P15"><text:span text:style-name="T57">1. </text:span>Programs: Adding Elements</text:p>
      <text:p text:style-name="P15"/>
      <text:p text:style-name="P22"><text:span text:style-name="T40">import</text:span><text:span text:style-name="T30"> java</text:span><text:span text:style-name="T34">.</text:span><text:span text:style-name="T30">util</text:span><text:span text:style-name="T34">.</text:span><text:span text:style-name="T30">ArrayList</text:span><text:span text:style-name="T34">;</text:span><text:span text:style-name="T30"><text:tab/><text:tab/></text:span><text:span text:style-name="T49">// required for ArrayList</text:span></text:p>
      <text:p text:style-name="P37"><text:span text:style-name="T41">import</text:span><text:span text:style-name="T30"> java</text:span><text:span text:style-name="T35">.</text:span><text:span text:style-name="T30">util</text:span><text:span text:style-name="T35">.</text:span><text:span text:style-name="T30">Iterator</text:span><text:span text:style-name="T35">;</text:span></text:p>
      <text:p text:style-name="P25"/>
      <text:p text:style-name="P37"><text:span text:style-name="T25">public</text:span><text:span text:style-name="T30"> </text:span><text:span text:style-name="T25">class</text:span><text:span text:style-name="T30"> ArrayListDemo</text:span><text:span text:style-name="T35">{</text:span></text:p>
      <text:p text:style-name="P37"><text:span text:style-name="T30"><text:tab/></text:span></text:p>
      <text:p text:style-name="P37"><text:span text:style-name="T30"><text:tab/></text:span><text:span text:style-name="T25">public</text:span><text:span text:style-name="T30"> </text:span><text:span text:style-name="T25">static</text:span><text:span text:style-name="T30"> </text:span><text:span text:style-name="T25">void</text:span><text:span text:style-name="T30"> main</text:span><text:span text:style-name="T35">(</text:span><text:span text:style-name="T30">String</text:span><text:span text:style-name="T35">...</text:span><text:span text:style-name="T30">args</text:span><text:span text:style-name="T35">){</text:span></text:p>
      <text:p text:style-name="P37"><text:span text:style-name="T30"><text:tab/><text:tab/></text:span></text:p>
      <text:p text:style-name="P37"><text:span text:style-name="T30"><text:tab/><text:tab/></text:span><text:span text:style-name="T49">// Generic ArrayList, create object.</text:span></text:p>
      <text:p text:style-name="P37"><text:span text:style-name="T30"><text:tab/><text:tab/>ArrayList</text:span><text:span text:style-name="T35">&lt;</text:span><text:span text:style-name="T30">String</text:span><text:span text:style-name="T35">&gt;</text:span><text:span text:style-name="T30"> names </text:span><text:span text:style-name="T35">=</text:span><text:span text:style-name="T30"> </text:span><text:span text:style-name="T41">new</text:span><text:span text:style-name="T30"> ArrayList</text:span><text:span text:style-name="T35">&lt;&gt;</text:span><text:span text:style-name="T30"> </text:span><text:span text:style-name="T35">();</text:span></text:p>
      <text:p text:style-name="P38"><text:span text:style-name="T30"><text:tab/><text:tab/>names</text:span><text:span text:style-name="T35">.</text:span><text:span text:style-name="T30">add</text:span><text:span text:style-name="T35">(</text:span><text:span text:style-name="T54">"Ahmad"</text:span><text:span text:style-name="T35">);<text:tab/><text:tab/></text:span><text:span text:style-name="T49">// add method adds the element in the ArrayList</text:span></text:p>
      <text:p text:style-name="P37"><text:span text:style-name="T30"><text:tab/><text:tab/>names</text:span><text:span text:style-name="T35">.</text:span><text:span text:style-name="T30">add</text:span><text:span text:style-name="T35">(</text:span><text:span text:style-name="T54">"Sayeed"</text:span><text:span text:style-name="T35">);</text:span></text:p>
      <text:p text:style-name="P37"><text:span text:style-name="T30"><text:tab/><text:tab/>names</text:span><text:span text:style-name="T35">.</text:span><text:span text:style-name="T30">add</text:span><text:span text:style-name="T35">(</text:span><text:span text:style-name="T54">"Asmal"</text:span><text:span text:style-name="T35">);</text:span></text:p>
      <text:p text:style-name="P37"><text:span text:style-name="T30"><text:tab/><text:tab/></text:span><text:span text:style-name="T49">// names.add('Y');</text:span></text:p>
      <text:p text:style-name="P39"><text:span text:style-name="T30"><text:tab/><text:tab/></text:span></text:p>
      <text:p text:style-name="P39"><text:span text:style-name="T30"><text:tab/><text:tab/></text:span><text:span text:style-name="T49">// names.add(10); we have fixed type “String”. No other data type can <text:tab/><text:tab/><text:tab/><text:tab/>store.</text:span></text:p>
      <text:p text:style-name="P37"><text:span text:style-name="T30"><text:tab/><text:tab/></text:span></text:p>
      <text:p text:style-name="P37"><text:span text:style-name="T30"><text:tab/><text:tab/></text:span><text:span text:style-name="T49">// Let's print the size/length of the ArrayList</text:span></text:p>
      <text:p text:style-name="P37"><text:span text:style-name="T30"><text:tab/><text:tab/>System</text:span><text:span text:style-name="T35">.</text:span><text:span text:style-name="T30">out</text:span><text:span text:style-name="T35">.</text:span><text:span text:style-name="T30">println</text:span><text:span text:style-name="T35">(</text:span><text:span text:style-name="T54">"Size/Length is: "</text:span><text:span text:style-name="T30"> </text:span><text:span text:style-name="T35">+</text:span><text:span text:style-name="T30"> names</text:span><text:span text:style-name="T35">.</text:span><text:span text:style-name="T30">size</text:span><text:span text:style-name="T35">());</text:span></text:p>
      <text:p text:style-name="P37"><text:span text:style-name="T30"><text:tab/><text:tab/></text:span></text:p>
      <text:p text:style-name="P37"><text:span text:style-name="T30"><text:tab/><text:tab/></text:span><text:span text:style-name="T49">//Let's remove the element from ArrayList</text:span></text:p>
      <text:p text:style-name="P37"><text:span text:style-name="T30"><text:tab/><text:tab/>names</text:span><text:span text:style-name="T35">.</text:span><text:span text:style-name="T30">remove</text:span><text:span text:style-name="T35">(</text:span><text:span text:style-name="T56">1</text:span><text:span text:style-name="T35">);</text:span><text:span text:style-name="T30"><text:tab/></text:span><text:span text:style-name="T49">// it will remove "Sayeed"</text:span></text:p>
      <text:p text:style-name="P37"><text:span text:style-name="T30"><text:tab/><text:tab/></text:span></text:p>
      <text:p text:style-name="P37"><text:span text:style-name="T30"><text:tab/><text:tab/></text:span><text:span text:style-name="T49">// Let's print the size/length after removal</text:span></text:p>
      <text:p text:style-name="P37"><text:span text:style-name="T30"><text:tab/><text:tab/>System</text:span><text:span text:style-name="T35">.</text:span><text:span text:style-name="T30">out</text:span><text:span text:style-name="T35">.</text:span><text:span text:style-name="T30">println</text:span><text:span text:style-name="T35">(</text:span><text:span text:style-name="T54">"After Removal Length is: "</text:span><text:span text:style-name="T30"> </text:span><text:span text:style-name="T35">+</text:span><text:span text:style-name="T30"> names</text:span><text:span text:style-name="T35">.</text:span><text:span text:style-name="T30">size</text:span><text:span text:style-name="T35">());</text:span></text:p>
      <text:p text:style-name="P37"><text:span text:style-name="T30"><text:tab/><text:tab/></text:span></text:p>
      <text:p text:style-name="P37"><text:span text:style-name="T30"><text:tab/><text:tab/></text:span><text:span text:style-name="T49">// Let's iterate the elements from ArrayList</text:span></text:p>
      <text:p text:style-name="P37"><text:span text:style-name="T30"><text:tab/><text:tab/>Iterator</text:span><text:span text:style-name="T35">&lt;</text:span><text:span text:style-name="T30">String</text:span><text:span text:style-name="T35">&gt;</text:span><text:span text:style-name="T30"> it </text:span><text:span text:style-name="T35">=</text:span><text:span text:style-name="T30"> names</text:span><text:span text:style-name="T35">.</text:span><text:span text:style-name="T30">iterator</text:span><text:span text:style-name="T35">();</text:span></text:p>
      <text:p text:style-name="P37"><text:span text:style-name="T30"><text:tab/><text:tab/></text:span><text:span text:style-name="T41">while</text:span><text:span text:style-name="T35">(</text:span><text:span text:style-name="T30">it</text:span><text:span text:style-name="T35">.</text:span><text:span text:style-name="T30">hasNext</text:span><text:span text:style-name="T35">()){</text:span></text:p>
      <text:p text:style-name="P37"><text:span text:style-name="T30"><text:tab/><text:tab/><text:tab/>String s </text:span><text:span text:style-name="T35">=</text:span><text:span text:style-name="T30"> it</text:span><text:span text:style-name="T35">.</text:span><text:span text:style-name="T30">next</text:span><text:span text:style-name="T35">();</text:span><text:span text:style-name="T30"><text:tab/><text:tab/></text:span><text:span text:style-name="T49">// Auto UN-Boxing</text:span></text:p>
      <text:p text:style-name="P37"><text:span text:style-name="T30"><text:tab/><text:tab/><text:tab/>System</text:span><text:span text:style-name="T35">.</text:span><text:span text:style-name="T30">out</text:span><text:span text:style-name="T35">.</text:span><text:span text:style-name="T30">println</text:span><text:span text:style-name="T35">(</text:span><text:span text:style-name="T30">s</text:span><text:span text:style-name="T35">);</text:span></text:p>
      <text:p text:style-name="P37"><text:span text:style-name="T30"><text:tab/><text:tab/></text:span><text:span text:style-name="T35">}</text:span></text:p>
      <text:p text:style-name="P37"><text:span text:style-name="T30"><text:tab/><text:tab/></text:span></text:p>
      <text:p text:style-name="P37"><text:span text:style-name="T30"><text:tab/><text:tab/></text:span></text:p>
      <text:p text:style-name="P37"><text:span text:style-name="T30"><text:tab/><text:tab/></text:span><text:span text:style-name="T49">/* Non-Generic ArrayList */</text:span></text:p>
      <text:p text:style-name="P37"><text:span text:style-name="T30"><text:tab/><text:tab/>System</text:span><text:span text:style-name="T35">.</text:span><text:span text:style-name="T30">out</text:span><text:span text:style-name="T35">.</text:span><text:span text:style-name="T30">println</text:span><text:span text:style-name="T35">(</text:span><text:span text:style-name="T54">"\n=======Non Generic ArrayList=======\n"</text:span><text:span text:style-name="T35">);</text:span></text:p>
      <text:p text:style-name="P37"><text:span text:style-name="T30"><text:tab/><text:tab/></text:span></text:p>
      <text:p text:style-name="P37"><text:span text:style-name="T30"><text:tab/><text:tab/>ArrayList age </text:span><text:span text:style-name="T35">=</text:span><text:span text:style-name="T30"> </text:span><text:span text:style-name="T41">new</text:span><text:span text:style-name="T30"> ArrayList</text:span><text:span text:style-name="T35">();</text:span></text:p>
      <text:p text:style-name="P37"><text:span text:style-name="T30"><text:tab/><text:tab/>age</text:span><text:span text:style-name="T35">.</text:span><text:span text:style-name="T30">add</text:span><text:span text:style-name="T35">(</text:span><text:span text:style-name="T56">25</text:span><text:span text:style-name="T35">);</text:span><text:span text:style-name="T30"><text:tab/><text:tab/><text:tab/><text:tab/></text:span><text:span text:style-name="T49">// Auto Boxing</text:span></text:p>
      <text:p text:style-name="P40"><text:span text:style-name="T49"><text:tab/><text:tab/></text:span></text:p>
      <text:p text:style-name="P40"><text:span text:style-name="T49"><text:tab/><text:tab/>// Providing wrapper class that will hold in Object</text:span></text:p>
      <text:p text:style-name="P37"><text:span text:style-name="T30"><text:tab/><text:tab/>age</text:span><text:span text:style-name="T35">.</text:span><text:span text:style-name="T30">add</text:span><text:span text:style-name="T35">(</text:span><text:span text:style-name="T41">new</text:span><text:span text:style-name="T30"> Integer</text:span><text:span text:style-name="T35">(</text:span><text:span text:style-name="T56">26</text:span><text:span text:style-name="T35">));</text:span><text:span text:style-name="T30"><text:tab/></text:span></text:p>
      <text:p text:style-name="P37"><text:span text:style-name="T30"><text:tab/><text:tab/>age</text:span><text:span text:style-name="T35">.</text:span><text:span text:style-name="T30">add</text:span><text:span text:style-name="T35">(</text:span><text:span text:style-name="T56">27</text:span><text:span text:style-name="T35">);</text:span></text:p>
      <text:p text:style-name="P41"><text:span text:style-name="T30"><text:tab/><text:tab/></text:span></text:p>
      <text:p text:style-name="P41"><text:span text:style-name="T49"><text:tab/><text:tab/>// As here no type defined. But it will raise problem while iterating</text:span></text:p>
      <text:p text:style-name="P41"><text:span text:style-name="T30"><text:tab/><text:tab/>age</text:span><text:span text:style-name="T35">.</text:span><text:span text:style-name="T30">add</text:span><text:span text:style-name="T35">(</text:span><text:span text:style-name="T54">"MY Age"</text:span><text:span text:style-name="T35">);</text:span><text:span text:style-name="T30"><text:tab/><text:tab/></text:span></text:p>
      <text:p text:style-name="P37"><text:span text:style-name="T30"><text:tab/><text:tab/>System</text:span><text:span text:style-name="T35">.</text:span><text:span text:style-name="T30">out</text:span><text:span text:style-name="T35">.</text:span><text:span text:style-name="T30">println</text:span><text:span text:style-name="T35">(</text:span><text:span text:style-name="T54">"Size/Length is: "</text:span><text:span text:style-name="T30"> </text:span><text:span text:style-name="T35">+</text:span><text:span text:style-name="T30"> age</text:span><text:span text:style-name="T35">.</text:span><text:span text:style-name="T30">size</text:span><text:span text:style-name="T35">());</text:span></text:p>
      <text:p text:style-name="P37"><text:soft-page-break/><text:span text:style-name="T30"><text:tab/><text:tab/></text:span></text:p>
      <text:p text:style-name="P37"><text:span text:style-name="T30"><text:tab/><text:tab/>age</text:span><text:span text:style-name="T35">.</text:span><text:span text:style-name="T30">remove</text:span><text:span text:style-name="T35">(</text:span><text:span text:style-name="T56">2</text:span><text:span text:style-name="T35">);</text:span></text:p>
      <text:p text:style-name="P37"><text:span text:style-name="T30"><text:tab/><text:tab/>System</text:span><text:span text:style-name="T35">.</text:span><text:span text:style-name="T30">out</text:span><text:span text:style-name="T35">.</text:span><text:span text:style-name="T30">println</text:span><text:span text:style-name="T35">(</text:span><text:span text:style-name="T54">"After Removal Length is: "</text:span><text:span text:style-name="T30"> </text:span><text:span text:style-name="T35">+</text:span><text:span text:style-name="T30"> age</text:span><text:span text:style-name="T35">.</text:span><text:span text:style-name="T30">size</text:span><text:span text:style-name="T35">());</text:span></text:p>
      <text:p text:style-name="P37"><text:span text:style-name="T30"><text:tab/><text:tab/></text:span></text:p>
      <text:p text:style-name="P37"><text:span text:style-name="T30"><text:tab/><text:tab/></text:span><text:span text:style-name="T49">// Iterating: It is not generic so it won't downcast implicitly, we have <text:tab/><text:tab/>to do this explicitly and this is the problem.</text:span></text:p>
      <text:p text:style-name="P42"><text:span text:style-name="T30"><text:tab/><text:tab/></text:span></text:p>
      <text:p text:style-name="P42"><text:span text:style-name="T30"><text:tab/><text:tab/>Iterator itr </text:span><text:span text:style-name="T35">=</text:span><text:span text:style-name="T30"> age</text:span><text:span text:style-name="T35">.</text:span><text:span text:style-name="T30">iterator</text:span><text:span text:style-name="T35">();</text:span></text:p>
      <text:p text:style-name="P37"><text:span text:style-name="T30"><text:tab/><text:tab/></text:span><text:span text:style-name="T41">while</text:span><text:span text:style-name="T35">(</text:span><text:span text:style-name="T30">itr</text:span><text:span text:style-name="T35">.</text:span><text:span text:style-name="T30">hasNext</text:span><text:span text:style-name="T35">()){</text:span></text:p>
      <text:p text:style-name="P37"><text:span text:style-name="T30"><text:tab/><text:tab/><text:tab/>Integer z </text:span><text:span text:style-name="T35">=</text:span><text:span text:style-name="T30"> </text:span><text:span text:style-name="T35">(</text:span><text:span text:style-name="T30">Integer</text:span><text:span text:style-name="T35">)</text:span><text:span text:style-name="T30"> itr</text:span><text:span text:style-name="T35">.</text:span><text:span text:style-name="T30">next</text:span><text:span text:style-name="T35">();</text:span><text:span text:style-name="T30"> </text:span><text:span text:style-name="T49">// String cannot be cast to Integer</text:span></text:p>
      <text:p text:style-name="P37"><text:span text:style-name="T30"><text:tab/><text:tab/><text:tab/></text:span><text:span text:style-name="T49">//Integer z = itr.next();<text:tab/><text:tab/>// Object cannot be converted to Integer</text:span></text:p>
      <text:p text:style-name="P37"><text:span text:style-name="T30"><text:tab/><text:tab/><text:tab/>System</text:span><text:span text:style-name="T35">.</text:span><text:span text:style-name="T30">out</text:span><text:span text:style-name="T35">.</text:span><text:span text:style-name="T30">println</text:span><text:span text:style-name="T35">(</text:span><text:span text:style-name="T30">z</text:span><text:span text:style-name="T35">);</text:span></text:p>
      <text:p text:style-name="P37"><text:span text:style-name="T30"><text:tab/><text:tab/></text:span><text:span text:style-name="T35">}</text:span></text:p>
      <text:p text:style-name="P37"><text:span text:style-name="T30"><text:tab/><text:tab/></text:span></text:p>
      <text:p text:style-name="P37"><text:span text:style-name="T49"><text:tab/><text:tab/>/*When while loop reach to index 3 means at string value, it will throw <text:tab/><text:tab/><text:tab/>ClassCastException */</text:span></text:p>
      <text:p text:style-name="P37"><text:span text:style-name="T30"><text:tab/><text:tab/></text:span><text:span text:style-name="T49">// Also when use Non-Generic ArrayList, compiler shows warning</text:span></text:p>
      <text:p text:style-name="P37"><text:span text:style-name="T30"><text:tab/></text:span><text:span text:style-name="T35">}</text:span></text:p>
      <text:p text:style-name="P22"><text:span text:style-name="T34">}</text:span></text:p>
      <text:p text:style-name="P22"><text:span text:style-name="T34"/></text:p>
      <text:p text:style-name="P22"><text:span text:style-name="T34"/></text:p>
      <text:p text:style-name="P27"><text:span text:style-name="T58">Program 2:</text:span><text:span text:style-name="T60"> Ways To Add and Get Elements From Collections</text:span></text:p>
      <text:p text:style-name="P24"><text:span text:style-name="T47"/></text:p>
      <text:p text:style-name="P37"><text:span text:style-name="T41">import</text:span><text:span text:style-name="T30"> java</text:span><text:span text:style-name="T35">.</text:span><text:span text:style-name="T30">util</text:span><text:span text:style-name="T35">.</text:span><text:span text:style-name="T30">ArrayList</text:span><text:span text:style-name="T35">;</text:span></text:p>
      <text:p text:style-name="P37"><text:span text:style-name="T41">import</text:span><text:span text:style-name="T30"> java</text:span><text:span text:style-name="T35">.</text:span><text:span text:style-name="T30">util</text:span><text:span text:style-name="T35">.</text:span><text:span text:style-name="T30">Iterator</text:span><text:span text:style-name="T35">;</text:span></text:p>
      <text:p text:style-name="P25"/>
      <text:p text:style-name="P37"><text:span text:style-name="T25">public</text:span><text:span text:style-name="T30"> </text:span><text:span text:style-name="T25">class</text:span><text:span text:style-name="T30"> IteratorWays</text:span><text:span text:style-name="T35">{</text:span></text:p>
      <text:p text:style-name="P37"><text:span text:style-name="T30"><text:tab/></text:span></text:p>
      <text:p text:style-name="P37"><text:span text:style-name="T30"><text:tab/></text:span><text:span text:style-name="T25">public</text:span><text:span text:style-name="T30"> </text:span><text:span text:style-name="T25">static</text:span><text:span text:style-name="T30"> </text:span><text:span text:style-name="T25">void</text:span><text:span text:style-name="T30"> main</text:span><text:span text:style-name="T35">(</text:span><text:span text:style-name="T30">String</text:span><text:span text:style-name="T35">...</text:span><text:span text:style-name="T30">args</text:span><text:span text:style-name="T35">){</text:span></text:p>
      <text:p text:style-name="P37"><text:span text:style-name="T30"><text:tab/><text:tab/></text:span><text:span text:style-name="T49">// 1.</text:span></text:p>
      <text:p text:style-name="P37"><text:span text:style-name="T30"><text:tab/><text:tab/>System</text:span><text:span text:style-name="T35">.</text:span><text:span text:style-name="T30">out</text:span><text:span text:style-name="T35">.</text:span><text:span text:style-name="T30">println</text:span><text:span text:style-name="T35">(</text:span><text:span text:style-name="T54">"\n====Via iterator() method===="</text:span><text:span text:style-name="T35">);</text:span></text:p>
      <text:p text:style-name="P37"><text:span text:style-name="T30"><text:tab/><text:tab/>via_iterator_function</text:span><text:span text:style-name="T35">();</text:span></text:p>
      <text:p text:style-name="P37"><text:span text:style-name="T30"><text:tab/><text:tab/></text:span></text:p>
      <text:p text:style-name="P37"><text:span text:style-name="T30"><text:tab/><text:tab/></text:span><text:span text:style-name="T49">// 2.</text:span></text:p>
      <text:p text:style-name="P37"><text:span text:style-name="T30"><text:tab/><text:tab/>System</text:span><text:span text:style-name="T35">.</text:span><text:span text:style-name="T30">out</text:span><text:span text:style-name="T35">.</text:span><text:span text:style-name="T30">println</text:span><text:span text:style-name="T35">(</text:span><text:span text:style-name="T54">"\n====Via toArray() method===="</text:span><text:span text:style-name="T35">);</text:span></text:p>
      <text:p text:style-name="P37"><text:span text:style-name="T30"><text:tab/><text:tab/>via_toArray_function</text:span><text:span text:style-name="T35">();</text:span></text:p>
      <text:p text:style-name="P37"><text:span text:style-name="T30"><text:tab/><text:tab/></text:span></text:p>
      <text:p text:style-name="P37"><text:span text:style-name="T30"><text:tab/><text:tab/></text:span><text:span text:style-name="T49">// 3.</text:span></text:p>
      <text:p text:style-name="P37"><text:span text:style-name="T30"><text:tab/><text:tab/>System</text:span><text:span text:style-name="T35">.</text:span><text:span text:style-name="T30">out</text:span><text:span text:style-name="T35">.</text:span><text:span text:style-name="T30">println</text:span><text:span text:style-name="T35">(</text:span><text:span text:style-name="T54">"\n====Via Advance for loop (foreach)===="</text:span><text:span text:style-name="T35">);</text:span></text:p>
      <text:p text:style-name="P37"><text:span text:style-name="T30"><text:tab/><text:tab/>via_advance_for_loop</text:span><text:span text:style-name="T35">();</text:span></text:p>
      <text:p text:style-name="P37"><text:span text:style-name="T30"><text:tab/><text:tab/></text:span></text:p>
      <text:p text:style-name="P37"><text:span text:style-name="T30"><text:tab/><text:tab/></text:span><text:span text:style-name="T49">// 4. </text:span></text:p>
      <text:p text:style-name="P37"><text:span text:style-name="T30"><text:tab/><text:tab/>System</text:span><text:span text:style-name="T35">.</text:span><text:span text:style-name="T30">out</text:span><text:span text:style-name="T35">.</text:span><text:span text:style-name="T30">println</text:span><text:span text:style-name="T35">(</text:span><text:span text:style-name="T54">"\n====Via get() function===="</text:span><text:span text:style-name="T35">);</text:span></text:p>
      <text:p text:style-name="P37"><text:span text:style-name="T30"><text:tab/><text:tab/>via_get_function</text:span><text:span text:style-name="T35">();</text:span></text:p>
      <text:p text:style-name="P37"><text:span text:style-name="T30"><text:tab/></text:span><text:span text:style-name="T35">}</text:span></text:p>
      <text:p text:style-name="P37"><text:span text:style-name="T30"><text:tab/></text:span></text:p>
      <text:p text:style-name="P37"><text:span text:style-name="T30"><text:tab/></text:span></text:p>
      <text:p text:style-name="P37"><text:span text:style-name="T30"><text:tab/></text:span><text:span text:style-name="T25">public</text:span><text:span text:style-name="T30"> </text:span><text:span text:style-name="T25">static</text:span><text:span text:style-name="T30"> </text:span><text:span text:style-name="T25">void</text:span><text:span text:style-name="T30"> via_iterator_function</text:span><text:span text:style-name="T35">(){</text:span></text:p>
      <text:p text:style-name="P37"><text:span text:style-name="T30"><text:tab/><text:tab/>ArrayList</text:span><text:span text:style-name="T35">&lt;</text:span><text:span text:style-name="T30">Integer</text:span><text:span text:style-name="T35">&gt;</text:span><text:span text:style-name="T30"> al </text:span><text:span text:style-name="T35">=</text:span><text:span text:style-name="T30"> </text:span><text:span text:style-name="T41">new</text:span><text:span text:style-name="T30"> ArrayList</text:span><text:span text:style-name="T35">&lt;&gt;</text:span><text:span text:style-name="T30"> </text:span><text:span text:style-name="T35">();</text:span></text:p>
      <text:p text:style-name="P37"><text:span text:style-name="T30"><text:tab/><text:tab/></text:span></text:p>
      <text:p text:style-name="P37"><text:span text:style-name="T30"><text:tab/><text:tab/></text:span><text:span text:style-name="T25">int</text:span><text:span text:style-name="T35">[]</text:span><text:span text:style-name="T30"> x </text:span><text:span text:style-name="T35">=</text:span><text:span text:style-name="T30"> </text:span><text:span text:style-name="T35">{</text:span><text:span text:style-name="T56">1</text:span><text:span text:style-name="T35">,</text:span><text:span text:style-name="T30"> </text:span><text:span text:style-name="T35">-</text:span><text:span text:style-name="T56">1</text:span><text:span text:style-name="T35">,</text:span><text:span text:style-name="T30"> </text:span><text:span text:style-name="T56">2</text:span><text:span text:style-name="T35">,</text:span><text:span text:style-name="T30"> <text:s/></text:span><text:span text:style-name="T35">-</text:span><text:span text:style-name="T56">2</text:span><text:span text:style-name="T35">,</text:span><text:span text:style-name="T30"> </text:span><text:span text:style-name="T56">3</text:span><text:span text:style-name="T35">,</text:span><text:span text:style-name="T30"> </text:span><text:span text:style-name="T35">-</text:span><text:span text:style-name="T56">3</text:span><text:span text:style-name="T35">,</text:span><text:span text:style-name="T30"> </text:span><text:span text:style-name="T56">4</text:span><text:span text:style-name="T35">,</text:span><text:span text:style-name="T30"> </text:span><text:span text:style-name="T35">-</text:span><text:span text:style-name="T56">4</text:span><text:span text:style-name="T35">};</text:span></text:p>
      <text:p text:style-name="P37"><text:span text:style-name="T30"><text:tab/><text:tab/></text:span><text:span text:style-name="T49">// Add Via Loop</text:span></text:p>
      <text:p text:style-name="P37"><text:span text:style-name="T30"><text:tab/><text:tab/></text:span><text:span text:style-name="T41">for</text:span><text:span text:style-name="T35">(</text:span><text:span text:style-name="T25">int</text:span><text:span text:style-name="T30"> i</text:span><text:span text:style-name="T35">=</text:span><text:span text:style-name="T56">0</text:span><text:span text:style-name="T35">;</text:span><text:span text:style-name="T30"> i</text:span><text:span text:style-name="T35">&lt;</text:span><text:span text:style-name="T30">x</text:span><text:span text:style-name="T35">.</text:span><text:span text:style-name="T30">length</text:span><text:span text:style-name="T35">;</text:span><text:span text:style-name="T30"> i</text:span><text:span text:style-name="T35">++){</text:span></text:p>
      <text:p text:style-name="P37"><text:span text:style-name="T30"><text:tab/><text:tab/><text:tab/>al</text:span><text:span text:style-name="T35">.</text:span><text:span text:style-name="T30">add</text:span><text:span text:style-name="T35">(</text:span><text:span text:style-name="T30">x</text:span><text:span text:style-name="T35">[</text:span><text:span text:style-name="T30">i</text:span><text:span text:style-name="T35">]);</text:span></text:p>
      <text:p text:style-name="P37"><text:span text:style-name="T30"><text:tab/><text:tab/></text:span><text:span text:style-name="T35">}</text:span></text:p>
      <text:p text:style-name="P37"><text:span text:style-name="T30"><text:tab/><text:tab/>System</text:span><text:span text:style-name="T35">.</text:span><text:span text:style-name="T30">out</text:span><text:span text:style-name="T35">.</text:span><text:span text:style-name="T30">println</text:span><text:span text:style-name="T35">(</text:span><text:span text:style-name="T30">al</text:span><text:span text:style-name="T35">);</text:span></text:p>
      <text:p text:style-name="P37"><text:span text:style-name="T30"><text:tab/><text:tab/></text:span></text:p>
      <text:p text:style-name="P37"><text:span text:style-name="T30"><text:tab/><text:tab/></text:span><text:span text:style-name="T49">// Get Elements via iterator()</text:span></text:p>
      <text:p text:style-name="P37"><text:soft-page-break/><text:span text:style-name="T30"><text:tab/><text:tab/>Iterator</text:span><text:span text:style-name="T35">&lt;</text:span><text:span text:style-name="T30">Integer</text:span><text:span text:style-name="T35">&gt;</text:span><text:span text:style-name="T30"> itr </text:span><text:span text:style-name="T35">=</text:span><text:span text:style-name="T30"> al</text:span><text:span text:style-name="T35">.</text:span><text:span text:style-name="T30">iterator</text:span><text:span text:style-name="T35">();</text:span></text:p>
      <text:p text:style-name="P37"><text:span text:style-name="T30"><text:tab/><text:tab/></text:span></text:p>
      <text:p text:style-name="P37"><text:span text:style-name="T30"><text:tab/><text:tab/></text:span><text:span text:style-name="T41">while</text:span><text:span text:style-name="T35">(</text:span><text:span text:style-name="T30">itr</text:span><text:span text:style-name="T35">.</text:span><text:span text:style-name="T30">hasNext</text:span><text:span text:style-name="T35">()){</text:span></text:p>
      <text:p text:style-name="P37"><text:span text:style-name="T30"><text:tab/><text:tab/><text:tab/>Integer i </text:span><text:span text:style-name="T35">=</text:span><text:span text:style-name="T30"> itr</text:span><text:span text:style-name="T35">.</text:span><text:span text:style-name="T30">next</text:span><text:span text:style-name="T35">();</text:span><text:span text:style-name="T30"><text:tab/></text:span><text:span text:style-name="T49">// Auto UN-boxing and down-casting.</text:span></text:p>
      <text:p text:style-name="P37"><text:span text:style-name="T30"><text:tab/><text:tab/><text:tab/></text:span><text:span text:style-name="T41">if</text:span><text:span text:style-name="T35">(</text:span><text:span text:style-name="T30">i </text:span><text:span text:style-name="T35">&lt;</text:span><text:span text:style-name="T30"> </text:span><text:span text:style-name="T56">0</text:span><text:span text:style-name="T35">)</text:span><text:span text:style-name="T30"> itr</text:span><text:span text:style-name="T35">.</text:span><text:span text:style-name="T30">remove</text:span><text:span text:style-name="T35">();</text:span></text:p>
      <text:p text:style-name="P37"><text:span text:style-name="T30"><text:tab/><text:tab/><text:tab/></text:span><text:span text:style-name="T49">// Integer i = (Integer ) itr.next();<text:tab/>//Down-casting</text:span></text:p>
      <text:p text:style-name="P37"><text:span text:style-name="T30"><text:tab/><text:tab/></text:span><text:span text:style-name="T35">}</text:span></text:p>
      <text:p text:style-name="P37"><text:span text:style-name="T30"><text:tab/><text:tab/>System</text:span><text:span text:style-name="T35">.</text:span><text:span text:style-name="T30">out</text:span><text:span text:style-name="T35">.</text:span><text:span text:style-name="T30">println</text:span><text:span text:style-name="T35">(</text:span><text:span text:style-name="T54">"After Removal: "</text:span><text:span text:style-name="T30"> </text:span><text:span text:style-name="T35">+</text:span><text:span text:style-name="T30"> al</text:span><text:span text:style-name="T35">);</text:span></text:p>
      <text:p text:style-name="P37"><text:span text:style-name="T30"><text:tab/></text:span><text:span text:style-name="T35">}</text:span></text:p>
      <text:p text:style-name="P37"><text:span text:style-name="T30"><text:tab/></text:span></text:p>
      <text:p text:style-name="P37"><text:span text:style-name="T30"><text:tab/></text:span></text:p>
      <text:p text:style-name="P37"><text:span text:style-name="T30"><text:tab/></text:span><text:span text:style-name="T25">public</text:span><text:span text:style-name="T30"> </text:span><text:span text:style-name="T25">static</text:span><text:span text:style-name="T30"> </text:span><text:span text:style-name="T25">void</text:span><text:span text:style-name="T30"> via_toArray_function</text:span><text:span text:style-name="T35">(){</text:span></text:p>
      <text:p text:style-name="P37"><text:span text:style-name="T30"><text:tab/><text:tab/></text:span></text:p>
      <text:p text:style-name="P37"><text:span text:style-name="T30"><text:tab/><text:tab/>ArrayList</text:span><text:span text:style-name="T35">&lt;</text:span><text:span text:style-name="T30">Integer</text:span><text:span text:style-name="T35">&gt;</text:span><text:span text:style-name="T30"> al </text:span><text:span text:style-name="T35">=</text:span><text:span text:style-name="T30"> </text:span><text:span text:style-name="T41">new</text:span><text:span text:style-name="T30"> ArrayList</text:span><text:span text:style-name="T35">&lt;&gt;</text:span><text:span text:style-name="T30"> </text:span><text:span text:style-name="T35">();</text:span></text:p>
      <text:p text:style-name="P37"><text:span text:style-name="T30"><text:tab/><text:tab/></text:span><text:span text:style-name="T25">int</text:span><text:span text:style-name="T35">[]</text:span><text:span text:style-name="T30"> x </text:span><text:span text:style-name="T35">=</text:span><text:span text:style-name="T30"> </text:span><text:span text:style-name="T35">{</text:span><text:span text:style-name="T56">1</text:span><text:span text:style-name="T35">,</text:span><text:span text:style-name="T30"> </text:span><text:span text:style-name="T35">-</text:span><text:span text:style-name="T56">1</text:span><text:span text:style-name="T35">,</text:span><text:span text:style-name="T30"> </text:span><text:span text:style-name="T56">2</text:span><text:span text:style-name="T35">,</text:span><text:span text:style-name="T30"> <text:s/></text:span><text:span text:style-name="T35">-</text:span><text:span text:style-name="T56">2</text:span><text:span text:style-name="T35">,</text:span><text:span text:style-name="T30"> </text:span><text:span text:style-name="T56">3</text:span><text:span text:style-name="T35">,</text:span><text:span text:style-name="T30"> </text:span><text:span text:style-name="T35">-</text:span><text:span text:style-name="T56">3</text:span><text:span text:style-name="T35">,</text:span><text:span text:style-name="T30"> </text:span><text:span text:style-name="T56">4</text:span><text:span text:style-name="T35">,</text:span><text:span text:style-name="T30"> </text:span><text:span text:style-name="T35">-</text:span><text:span text:style-name="T56">4</text:span><text:span text:style-name="T35">};</text:span></text:p>
      <text:p text:style-name="P37"><text:span text:style-name="T30"><text:tab/><text:tab/></text:span><text:span text:style-name="T49">// Add Via Loop</text:span></text:p>
      <text:p text:style-name="P37"><text:span text:style-name="T30"><text:tab/><text:tab/></text:span><text:span text:style-name="T41">for</text:span><text:span text:style-name="T35">(</text:span><text:span text:style-name="T25">int</text:span><text:span text:style-name="T30"> i</text:span><text:span text:style-name="T35">=</text:span><text:span text:style-name="T56">0</text:span><text:span text:style-name="T35">;</text:span><text:span text:style-name="T30"> i</text:span><text:span text:style-name="T35">&lt;</text:span><text:span text:style-name="T30">x</text:span><text:span text:style-name="T35">.</text:span><text:span text:style-name="T30">length</text:span><text:span text:style-name="T35">;</text:span><text:span text:style-name="T30"> i</text:span><text:span text:style-name="T35">++){</text:span></text:p>
      <text:p text:style-name="P37"><text:span text:style-name="T30"><text:tab/><text:tab/><text:tab/>al</text:span><text:span text:style-name="T35">.</text:span><text:span text:style-name="T30">add</text:span><text:span text:style-name="T35">(</text:span><text:span text:style-name="T30">x</text:span><text:span text:style-name="T35">[</text:span><text:span text:style-name="T30">i</text:span><text:span text:style-name="T35">]);</text:span></text:p>
      <text:p text:style-name="P37"><text:span text:style-name="T30"><text:tab/><text:tab/></text:span><text:span text:style-name="T35">}</text:span></text:p>
      <text:p text:style-name="P37"><text:span text:style-name="T30"><text:tab/><text:tab/>System</text:span><text:span text:style-name="T35">.</text:span><text:span text:style-name="T30">out</text:span><text:span text:style-name="T35">.</text:span><text:span text:style-name="T30">println</text:span><text:span text:style-name="T35">(</text:span><text:span text:style-name="T30">al</text:span><text:span text:style-name="T35">);</text:span></text:p>
      <text:p text:style-name="P37"><text:span text:style-name="T30"><text:tab/><text:tab/></text:span></text:p>
      <text:p text:style-name="P37"><text:span text:style-name="T30"><text:tab/><text:tab/></text:span><text:span text:style-name="T49">// Get Elements via toArray() method</text:span></text:p>
      <text:p text:style-name="P37"><text:span text:style-name="T30"><text:tab/><text:tab/>System</text:span><text:span text:style-name="T35">.</text:span><text:span text:style-name="T30">out</text:span><text:span text:style-name="T35">.</text:span><text:span text:style-name="T30">print</text:span><text:span text:style-name="T35">(</text:span><text:span text:style-name="T54">"Using toArray(): "</text:span><text:span text:style-name="T35">);</text:span></text:p>
      <text:p text:style-name="P37"><text:span text:style-name="T30"><text:tab/><text:tab/>Object</text:span><text:span text:style-name="T35">[]</text:span><text:span text:style-name="T30"> o </text:span><text:span text:style-name="T35">=</text:span><text:span text:style-name="T30"> al</text:span><text:span text:style-name="T35">.</text:span><text:span text:style-name="T30">toArray</text:span><text:span text:style-name="T35">();</text:span></text:p>
      <text:p text:style-name="P37"><text:span text:style-name="T30"><text:tab/><text:tab/></text:span></text:p>
      <text:p text:style-name="P37"><text:span text:style-name="T30"><text:tab/><text:tab/></text:span><text:span text:style-name="T41">for</text:span><text:span text:style-name="T35">(</text:span><text:span text:style-name="T25">int</text:span><text:span text:style-name="T30"> i</text:span><text:span text:style-name="T35">=</text:span><text:span text:style-name="T56">0</text:span><text:span text:style-name="T35">;</text:span><text:span text:style-name="T30"> i </text:span><text:span text:style-name="T35">&lt;</text:span><text:span text:style-name="T30"> o</text:span><text:span text:style-name="T35">.</text:span><text:span text:style-name="T30">length</text:span><text:span text:style-name="T35">;</text:span><text:span text:style-name="T30"> i</text:span><text:span text:style-name="T35">++){</text:span></text:p>
      <text:p text:style-name="P37"><text:span text:style-name="T30"><text:tab/><text:tab/><text:tab/>Integer z </text:span><text:span text:style-name="T35">=</text:span><text:span text:style-name="T30"> </text:span><text:span text:style-name="T35">(</text:span><text:span text:style-name="T30">Integer</text:span><text:span text:style-name="T35">)</text:span><text:span text:style-name="T30"> o</text:span><text:span text:style-name="T35">[</text:span><text:span text:style-name="T30">i</text:span><text:span text:style-name="T35">];</text:span><text:span text:style-name="T30"><text:tab/><text:tab/></text:span><text:span text:style-name="T49">// Down-casting required</text:span></text:p>
      <text:p text:style-name="P37"><text:span text:style-name="T30"><text:tab/><text:tab/><text:tab/>System</text:span><text:span text:style-name="T35">.</text:span><text:span text:style-name="T30">out</text:span><text:span text:style-name="T35">.</text:span><text:span text:style-name="T30">print</text:span><text:span text:style-name="T35">(</text:span><text:span text:style-name="T30">z</text:span><text:span text:style-name="T35">.</text:span><text:span text:style-name="T30">intValue</text:span><text:span text:style-name="T35">()</text:span><text:span text:style-name="T30"> </text:span><text:span text:style-name="T35">+</text:span><text:span text:style-name="T30"> </text:span><text:span text:style-name="T54">" "</text:span><text:span text:style-name="T35">);</text:span></text:p>
      <text:p text:style-name="P37"><text:span text:style-name="T30"><text:tab/><text:tab/><text:tab/></text:span><text:span text:style-name="T49">// System.out.println(z+ " ");</text:span></text:p>
      <text:p text:style-name="P37"><text:span text:style-name="T30"><text:tab/><text:tab/></text:span><text:span text:style-name="T35">}</text:span></text:p>
      <text:p text:style-name="P37"><text:span text:style-name="T30"><text:tab/><text:tab/>System</text:span><text:span text:style-name="T35">.</text:span><text:span text:style-name="T30">out</text:span><text:span text:style-name="T35">.</text:span><text:span text:style-name="T30">println</text:span><text:span text:style-name="T35">();</text:span></text:p>
      <text:p text:style-name="P37"><text:span text:style-name="T30"><text:tab/></text:span><text:span text:style-name="T35">}</text:span></text:p>
      <text:p text:style-name="P37"><text:span text:style-name="T30"><text:tab/></text:span></text:p>
      <text:p text:style-name="P37"><text:span text:style-name="T30"><text:tab/></text:span></text:p>
      <text:p text:style-name="P37"><text:span text:style-name="T30"><text:tab/></text:span><text:span text:style-name="T25">public</text:span><text:span text:style-name="T30"> </text:span><text:span text:style-name="T25">static</text:span><text:span text:style-name="T30"> </text:span><text:span text:style-name="T25">void</text:span><text:span text:style-name="T30"> via_advance_for_loop</text:span><text:span text:style-name="T35">(){</text:span></text:p>
      <text:p text:style-name="P37"><text:span text:style-name="T30"><text:tab/><text:tab/>ArrayList</text:span><text:span text:style-name="T35">&lt;</text:span><text:span text:style-name="T30">Integer</text:span><text:span text:style-name="T35">&gt;</text:span><text:span text:style-name="T30"> al </text:span><text:span text:style-name="T35">=</text:span><text:span text:style-name="T30"> </text:span><text:span text:style-name="T41">new</text:span><text:span text:style-name="T30"> ArrayList</text:span><text:span text:style-name="T35">&lt;&gt;</text:span><text:span text:style-name="T30"> </text:span><text:span text:style-name="T35">();</text:span></text:p>
      <text:p text:style-name="P37"><text:span text:style-name="T30"><text:tab/><text:tab/></text:span><text:span text:style-name="T25">int</text:span><text:span text:style-name="T35">[]</text:span><text:span text:style-name="T30"> x </text:span><text:span text:style-name="T35">=</text:span><text:span text:style-name="T30"> </text:span><text:span text:style-name="T35">{</text:span><text:span text:style-name="T56">1</text:span><text:span text:style-name="T35">,</text:span><text:span text:style-name="T30"> </text:span><text:span text:style-name="T35">-</text:span><text:span text:style-name="T56">1</text:span><text:span text:style-name="T35">,</text:span><text:span text:style-name="T30"> </text:span><text:span text:style-name="T56">2</text:span><text:span text:style-name="T35">,</text:span><text:span text:style-name="T30"> <text:s/></text:span><text:span text:style-name="T35">-</text:span><text:span text:style-name="T56">2</text:span><text:span text:style-name="T35">,</text:span><text:span text:style-name="T30"> </text:span><text:span text:style-name="T56">3</text:span><text:span text:style-name="T35">,</text:span><text:span text:style-name="T30"> </text:span><text:span text:style-name="T35">-</text:span><text:span text:style-name="T56">3</text:span><text:span text:style-name="T35">,</text:span><text:span text:style-name="T30"> </text:span><text:span text:style-name="T56">4</text:span><text:span text:style-name="T35">,</text:span><text:span text:style-name="T30"> </text:span><text:span text:style-name="T35">-</text:span><text:span text:style-name="T56">4</text:span><text:span text:style-name="T35">};</text:span></text:p>
      <text:p text:style-name="P37"><text:span text:style-name="T30"><text:tab/><text:tab/></text:span><text:span text:style-name="T49">// Add Via Loop</text:span></text:p>
      <text:p text:style-name="P37"><text:span text:style-name="T30"><text:tab/><text:tab/></text:span><text:span text:style-name="T41">for</text:span><text:span text:style-name="T35">(</text:span><text:span text:style-name="T25">int</text:span><text:span text:style-name="T30"> i</text:span><text:span text:style-name="T35">=</text:span><text:span text:style-name="T56">0</text:span><text:span text:style-name="T35">;</text:span><text:span text:style-name="T30"> i</text:span><text:span text:style-name="T35">&lt;</text:span><text:span text:style-name="T30">x</text:span><text:span text:style-name="T35">.</text:span><text:span text:style-name="T30">length</text:span><text:span text:style-name="T35">;</text:span><text:span text:style-name="T30"> i</text:span><text:span text:style-name="T35">++){</text:span></text:p>
      <text:p text:style-name="P37"><text:span text:style-name="T30"><text:tab/><text:tab/><text:tab/>al</text:span><text:span text:style-name="T35">.</text:span><text:span text:style-name="T30">add</text:span><text:span text:style-name="T35">(</text:span><text:span text:style-name="T30">x</text:span><text:span text:style-name="T35">[</text:span><text:span text:style-name="T30">i</text:span><text:span text:style-name="T35">]);</text:span></text:p>
      <text:p text:style-name="P37"><text:span text:style-name="T30"><text:tab/><text:tab/></text:span><text:span text:style-name="T35">}</text:span></text:p>
      <text:p text:style-name="P37"><text:span text:style-name="T30"><text:tab/><text:tab/>System</text:span><text:span text:style-name="T35">.</text:span><text:span text:style-name="T30">out</text:span><text:span text:style-name="T35">.</text:span><text:span text:style-name="T30">println</text:span><text:span text:style-name="T35">(</text:span><text:span text:style-name="T30">al</text:span><text:span text:style-name="T35">);</text:span></text:p>
      <text:p text:style-name="P37"><text:span text:style-name="T30"><text:tab/><text:tab/></text:span></text:p>
      <text:p text:style-name="P37"><text:span text:style-name="T30"><text:tab/><text:tab/>System</text:span><text:span text:style-name="T35">.</text:span><text:span text:style-name="T30">out</text:span><text:span text:style-name="T35">.</text:span><text:span text:style-name="T30">print</text:span><text:span text:style-name="T35">(</text:span><text:span text:style-name="T54">"Using foreach: "</text:span><text:span text:style-name="T35">);</text:span></text:p>
      <text:p text:style-name="P37"><text:span text:style-name="T30"><text:tab/><text:tab/></text:span><text:span text:style-name="T41">for</text:span><text:span text:style-name="T35">(</text:span><text:span text:style-name="T30">Integer it</text:span><text:span text:style-name="T35">:</text:span><text:span text:style-name="T30"> al</text:span><text:span text:style-name="T35">){</text:span></text:p>
      <text:p text:style-name="P37"><text:span text:style-name="T30"><text:tab/><text:tab/><text:tab/>System</text:span><text:span text:style-name="T35">.</text:span><text:span text:style-name="T30">out</text:span><text:span text:style-name="T35">.</text:span><text:span text:style-name="T30">print</text:span><text:span text:style-name="T35">(</text:span><text:span text:style-name="T30">it</text:span><text:span text:style-name="T35">.</text:span><text:span text:style-name="T30">intValue</text:span><text:span text:style-name="T35">()</text:span><text:span text:style-name="T30"> </text:span><text:span text:style-name="T35">+</text:span><text:span text:style-name="T30"> </text:span><text:span text:style-name="T54">" "</text:span><text:span text:style-name="T35">);</text:span></text:p>
      <text:p text:style-name="P37"><text:span text:style-name="T30"><text:tab/><text:tab/><text:tab/></text:span><text:span text:style-name="T49">// System.out.println(it+ " ");</text:span></text:p>
      <text:p text:style-name="P37"><text:span text:style-name="T30"><text:tab/><text:tab/></text:span><text:span text:style-name="T35">}</text:span></text:p>
      <text:p text:style-name="P37"><text:span text:style-name="T30"><text:tab/></text:span><text:span text:style-name="T35">}</text:span></text:p>
      <text:p text:style-name="P37"><text:span text:style-name="T30"><text:tab/></text:span></text:p>
      <text:p text:style-name="P37"><text:span text:style-name="T30"><text:tab/></text:span><text:span text:style-name="T25">public</text:span><text:span text:style-name="T30"> </text:span><text:span text:style-name="T25">static</text:span><text:span text:style-name="T30"> </text:span><text:span text:style-name="T25">void</text:span><text:span text:style-name="T30"> via_get_function</text:span><text:span text:style-name="T35">(){</text:span></text:p>
      <text:p text:style-name="P37"><text:span text:style-name="T30"><text:tab/><text:tab/>System</text:span><text:span text:style-name="T35">.</text:span><text:span text:style-name="T30">out</text:span><text:span text:style-name="T35">.</text:span><text:span text:style-name="T30">println</text:span><text:span text:style-name="T35">();</text:span></text:p>
      <text:p text:style-name="P37"><text:span text:style-name="T30"><text:tab/><text:tab/>ArrayList</text:span><text:span text:style-name="T35">&lt;</text:span><text:span text:style-name="T30">String</text:span><text:span text:style-name="T35">&gt;</text:span><text:span text:style-name="T30"> arrList </text:span><text:span text:style-name="T35">=</text:span><text:span text:style-name="T30"> </text:span><text:span text:style-name="T41">new</text:span><text:span text:style-name="T30"> ArrayList</text:span><text:span text:style-name="T35">&lt;&gt;();</text:span></text:p>
      <text:p text:style-name="P37"><text:span text:style-name="T30"><text:tab/><text:tab/>arrList</text:span><text:span text:style-name="T35">.</text:span><text:span text:style-name="T30">add</text:span><text:span text:style-name="T35">(</text:span><text:span text:style-name="T54">"String 1"</text:span><text:span text:style-name="T35">);</text:span></text:p>
      <text:p text:style-name="P37"><text:span text:style-name="T30"><text:tab/><text:tab/>arrList</text:span><text:span text:style-name="T35">.</text:span><text:span text:style-name="T30">add</text:span><text:span text:style-name="T35">(</text:span><text:span text:style-name="T54">"String 2"</text:span><text:span text:style-name="T35">);</text:span></text:p>
      <text:p text:style-name="P37"><text:span text:style-name="T30"><text:tab/><text:tab/>arrList</text:span><text:span text:style-name="T35">.</text:span><text:span text:style-name="T30">add</text:span><text:span text:style-name="T35">(</text:span><text:span text:style-name="T54">"String 3"</text:span><text:span text:style-name="T35">);</text:span></text:p>
      <text:p text:style-name="P37"><text:span text:style-name="T30"><text:tab/><text:tab/>arrList</text:span><text:span text:style-name="T35">.</text:span><text:span text:style-name="T30">add</text:span><text:span text:style-name="T35">(</text:span><text:span text:style-name="T54">"String 4"</text:span><text:span text:style-name="T35">);</text:span></text:p>
      <text:p text:style-name="P37"><text:span text:style-name="T30"><text:tab/><text:tab/></text:span></text:p>
      <text:p text:style-name="P37"><text:soft-page-break/><text:span text:style-name="T30"><text:tab/><text:tab/></text:span><text:span text:style-name="T49">// ArrayList To Array</text:span></text:p>
      <text:p text:style-name="P37"><text:span text:style-name="T30"><text:tab/><text:tab/></text:span></text:p>
      <text:p text:style-name="P37"><text:span text:style-name="T30"><text:tab/><text:tab/></text:span><text:span text:style-name="T49">// Create an array of ArrayList Size</text:span></text:p>
      <text:p text:style-name="P37"><text:span text:style-name="T30"><text:tab/><text:tab/>String</text:span><text:span text:style-name="T35">[]</text:span><text:span text:style-name="T30"> s1 </text:span><text:span text:style-name="T35">=</text:span><text:span text:style-name="T30"> </text:span><text:span text:style-name="T41">new</text:span><text:span text:style-name="T30"> String</text:span><text:span text:style-name="T35">[</text:span><text:span text:style-name="T30">arrList</text:span><text:span text:style-name="T35">.</text:span><text:span text:style-name="T30">size</text:span><text:span text:style-name="T35">()];</text:span></text:p>
      <text:p text:style-name="P37"><text:span text:style-name="T30"><text:tab/><text:tab/></text:span></text:p>
      <text:p text:style-name="P37"><text:span text:style-name="T30"><text:tab/><text:tab/></text:span><text:span text:style-name="T41">for</text:span><text:span text:style-name="T35">(</text:span><text:span text:style-name="T25">int</text:span><text:span text:style-name="T30"> i</text:span><text:span text:style-name="T35">=</text:span><text:span text:style-name="T56">0</text:span><text:span text:style-name="T35">;</text:span><text:span text:style-name="T30"> i</text:span><text:span text:style-name="T35">&lt;</text:span><text:span text:style-name="T30">arrList</text:span><text:span text:style-name="T35">.</text:span><text:span text:style-name="T30">size</text:span><text:span text:style-name="T35">();</text:span><text:span text:style-name="T30"> i</text:span><text:span text:style-name="T35">++){</text:span></text:p>
      <text:p text:style-name="P37"><text:span text:style-name="T30"><text:tab/><text:tab/><text:tab/>s1</text:span><text:span text:style-name="T35">[</text:span><text:span text:style-name="T30">i</text:span><text:span text:style-name="T35">]</text:span><text:span text:style-name="T30"> </text:span><text:span text:style-name="T35">=</text:span><text:span text:style-name="T30"> arrList</text:span><text:span text:style-name="T35">.</text:span><text:span text:style-name="T30">get</text:span><text:span text:style-name="T35">(</text:span><text:span text:style-name="T30">i</text:span><text:span text:style-name="T35">);</text:span></text:p>
      <text:p text:style-name="P37"><text:span text:style-name="T30"><text:tab/><text:tab/></text:span><text:span text:style-name="T35">}</text:span></text:p>
      <text:p text:style-name="P37"><text:span text:style-name="T30"><text:tab/><text:tab/></text:span></text:p>
      <text:p text:style-name="P37"><text:span text:style-name="T30"><text:tab/><text:tab/></text:span><text:span text:style-name="T49">// Displaying Array s1 elements</text:span></text:p>
      <text:p text:style-name="P37"><text:span text:style-name="T30"><text:tab/><text:tab/></text:span></text:p>
      <text:p text:style-name="P37"><text:span text:style-name="T30"><text:tab/><text:tab/></text:span><text:span text:style-name="T41">for</text:span><text:span text:style-name="T35">(</text:span><text:span text:style-name="T30">String s</text:span><text:span text:style-name="T35">:</text:span><text:span text:style-name="T30"> s1</text:span><text:span text:style-name="T35">){</text:span></text:p>
      <text:p text:style-name="P37"><text:span text:style-name="T30"><text:tab/><text:tab/><text:tab/>System</text:span><text:span text:style-name="T35">.</text:span><text:span text:style-name="T30">out</text:span><text:span text:style-name="T35">.</text:span><text:span text:style-name="T30">println</text:span><text:span text:style-name="T35">(</text:span><text:span text:style-name="T30">s</text:span><text:span text:style-name="T35">);</text:span></text:p>
      <text:p text:style-name="P37"><text:span text:style-name="T30"><text:tab/><text:tab/></text:span><text:span text:style-name="T35">}</text:span></text:p>
      <text:p text:style-name="P37"><text:span text:style-name="T30"><text:tab/><text:tab/></text:span></text:p>
      <text:p text:style-name="P37"><text:span text:style-name="T30"><text:tab/></text:span><text:span text:style-name="T35">}</text:span></text:p>
      <text:p text:style-name="P28"><text:span text:style-name="T34">}</text:span></text:p>
      <text:p text:style-name="P28"><text:span text:style-name="T34"/></text:p>
      <text:p text:style-name="P28"/>
      <text:p text:style-name="P34"><text:span text:style-name="T61">Program 3: </text:span><text:span text:style-name="T58">Q. What happens when create ArrayList of "ArrayList T</text:span><text:span text:style-name="T62">y</text:span><text:span text:style-name="T58">pe"</text:span></text:p>
      <text:p text:style-name="P26"/>
      <text:p text:style-name="P37"><text:span text:style-name="T41">import</text:span><text:span text:style-name="T30"> java</text:span><text:span text:style-name="T35">.</text:span><text:span text:style-name="T30">util</text:span><text:span text:style-name="T35">.</text:span><text:span text:style-name="T30">ArrayList</text:span><text:span text:style-name="T35">;</text:span></text:p>
      <text:p text:style-name="P25"/>
      <text:p text:style-name="P37"><text:span text:style-name="T25">public</text:span><text:span text:style-name="T30"> </text:span><text:span text:style-name="T25">class</text:span><text:span text:style-name="T30"> ListDemo3</text:span><text:span text:style-name="T35">{</text:span></text:p>
      <text:p text:style-name="P37"><text:span text:style-name="T30"><text:tab/></text:span></text:p>
      <text:p text:style-name="P37"><text:span text:style-name="T30"><text:tab/></text:span><text:span text:style-name="T25">public</text:span><text:span text:style-name="T30"> </text:span><text:span text:style-name="T25">static</text:span><text:span text:style-name="T30"> </text:span><text:span text:style-name="T25">void</text:span><text:span text:style-name="T30"> main</text:span><text:span text:style-name="T35">(</text:span><text:span text:style-name="T30">String</text:span><text:span text:style-name="T35">...</text:span><text:span text:style-name="T30"> args</text:span><text:span text:style-name="T35">){</text:span></text:p>
      <text:p text:style-name="P37"><text:span text:style-name="T30"><text:tab/><text:tab/></text:span></text:p>
      <text:p text:style-name="P37"><text:span text:style-name="T30"><text:tab/><text:tab/></text:span><text:span text:style-name="T49">// create ArrayList of "ArrayList TYpe"</text:span></text:p>
      <text:p text:style-name="P37"><text:span text:style-name="T30"><text:tab/><text:tab/>ArrayList </text:span><text:span text:style-name="T35">&lt;</text:span><text:span text:style-name="T30">ArrayList</text:span><text:span text:style-name="T35">&gt;</text:span><text:span text:style-name="T30"> al </text:span><text:span text:style-name="T35">=</text:span><text:span text:style-name="T30"> </text:span><text:span text:style-name="T41">new</text:span><text:span text:style-name="T30"> ArrayList</text:span><text:span text:style-name="T35">&lt;&gt;</text:span><text:span text:style-name="T30"> </text:span><text:span text:style-name="T35">();</text:span></text:p>
      <text:p text:style-name="P37"><text:span text:style-name="T30"><text:tab/><text:tab/>System</text:span><text:span text:style-name="T35">.</text:span><text:span text:style-name="T30">out</text:span><text:span text:style-name="T35">.</text:span><text:span text:style-name="T30">println</text:span><text:span text:style-name="T35">(</text:span><text:span text:style-name="T54">"Size OF al is: "</text:span><text:span text:style-name="T30"> </text:span><text:span text:style-name="T35">+</text:span><text:span text:style-name="T30"> al</text:span><text:span text:style-name="T35">.</text:span><text:span text:style-name="T30">size</text:span><text:span text:style-name="T35">()</text:span><text:span text:style-name="T30"> </text:span><text:span text:style-name="T35">);</text:span></text:p>
      <text:p text:style-name="P37"><text:span text:style-name="T30"><text:tab/><text:tab/></text:span></text:p>
      <text:p text:style-name="P37"><text:span text:style-name="T30"><text:tab/><text:tab/></text:span><text:span text:style-name="T49">// New ArrayList, Type String</text:span></text:p>
      <text:p text:style-name="P37"><text:span text:style-name="T30"><text:tab/><text:tab/>ArrayList</text:span><text:span text:style-name="T35">&lt;</text:span><text:span text:style-name="T30">String</text:span><text:span text:style-name="T35">&gt;</text:span><text:span text:style-name="T30"> s1 </text:span><text:span text:style-name="T35">=</text:span><text:span text:style-name="T30"> </text:span><text:span text:style-name="T41">new</text:span><text:span text:style-name="T30"> ArrayList</text:span><text:span text:style-name="T35">&lt;&gt;</text:span><text:span text:style-name="T30"> </text:span><text:span text:style-name="T35">();</text:span></text:p>
      <text:p text:style-name="P37"><text:span text:style-name="T30"><text:tab/><text:tab/>s1</text:span><text:span text:style-name="T35">.</text:span><text:span text:style-name="T30">add</text:span><text:span text:style-name="T35">(</text:span><text:span text:style-name="T54">"Ahmad"</text:span><text:span text:style-name="T35">);</text:span></text:p>
      <text:p text:style-name="P37"><text:span text:style-name="T30"><text:tab/><text:tab/>s1</text:span><text:span text:style-name="T35">.</text:span><text:span text:style-name="T30">add</text:span><text:span text:style-name="T35">(</text:span><text:span text:style-name="T54">"Asmal"</text:span><text:span text:style-name="T35">);</text:span></text:p>
      <text:p text:style-name="P37"><text:span text:style-name="T30"><text:tab/><text:tab/>s1</text:span><text:span text:style-name="T35">.</text:span><text:span text:style-name="T30">add</text:span><text:span text:style-name="T35">(</text:span><text:span text:style-name="T54">"Sayeed"</text:span><text:span text:style-name="T35">);</text:span></text:p>
      <text:p text:style-name="P37"><text:span text:style-name="T30"><text:tab/><text:tab/></text:span></text:p>
      <text:p text:style-name="P37"><text:span text:style-name="T30"><text:tab/><text:tab/>al</text:span><text:span text:style-name="T35">.</text:span><text:span text:style-name="T30">add</text:span><text:span text:style-name="T35">(</text:span><text:span text:style-name="T30">s1</text:span><text:span text:style-name="T35">);</text:span></text:p>
      <text:p text:style-name="P37"><text:span text:style-name="T30"><text:tab/><text:tab/>System</text:span><text:span text:style-name="T35">.</text:span><text:span text:style-name="T30">out</text:span><text:span text:style-name="T35">.</text:span><text:span text:style-name="T30">println</text:span><text:span text:style-name="T35">(</text:span><text:span text:style-name="T54">"After adding s1: "</text:span><text:span text:style-name="T30"> </text:span><text:span text:style-name="T35">+</text:span><text:span text:style-name="T30"> al</text:span><text:span text:style-name="T35">.</text:span><text:span text:style-name="T30">size</text:span><text:span text:style-name="T35">());</text:span></text:p>
      <text:p text:style-name="P37"><text:span text:style-name="T30"><text:tab/><text:tab/></text:span></text:p>
      <text:p text:style-name="P43"><text:span text:style-name="T49"><text:tab/><text:tab/>// Just added own ArrayList reference id to the own ArrayList as an <text:tab/><text:tab/>element.</text:span></text:p>
      <text:p text:style-name="P37"><text:span text:style-name="T30"><text:tab/><text:tab/>al</text:span><text:span text:style-name="T35">.</text:span><text:span text:style-name="T30">add</text:span><text:span text:style-name="T35">(</text:span><text:span text:style-name="T30">al</text:span><text:span text:style-name="T35">);</text:span><text:span text:style-name="T30"><text:tab/></text:span><text:span text:style-name="T49"> </text:span></text:p>
      <text:p text:style-name="P37"><text:span text:style-name="T30"><text:tab/><text:tab/>System</text:span><text:span text:style-name="T35">.</text:span><text:span text:style-name="T30">out</text:span><text:span text:style-name="T35">.</text:span><text:span text:style-name="T30">println</text:span><text:span text:style-name="T35">(</text:span><text:span text:style-name="T54">"After adding itself al: "</text:span><text:span text:style-name="T30"> </text:span><text:span text:style-name="T35">+</text:span><text:span text:style-name="T30"> al</text:span><text:span text:style-name="T35">.</text:span><text:span text:style-name="T30">size</text:span><text:span text:style-name="T35">());</text:span></text:p>
      <text:p text:style-name="P37"><text:span text:style-name="T30"><text:tab/><text:tab/></text:span></text:p>
      <text:p text:style-name="P37"><text:span text:style-name="T30"><text:tab/><text:tab/>System</text:span><text:span text:style-name="T35">.</text:span><text:span text:style-name="T30">out</text:span><text:span text:style-name="T35">.</text:span><text:span text:style-name="T30">println</text:span><text:span text:style-name="T35">(</text:span><text:span text:style-name="T30">al</text:span><text:span text:style-name="T35">.</text:span><text:span text:style-name="T30">get</text:span><text:span text:style-name="T35">(</text:span><text:span text:style-name="T56">1</text:span><text:span text:style-name="T35">).</text:span><text:span text:style-name="T30">get</text:span><text:span text:style-name="T35">(</text:span><text:span text:style-name="T56">0</text:span><text:span text:style-name="T35">));</text:span><text:span text:style-name="T30"> <text:tab/><text:tab/></text:span><text:span text:style-name="T49">// will get s1 reference</text:span></text:p>
      <text:p text:style-name="P37"><text:span text:style-name="T30"><text:tab/></text:span><text:span text:style-name="T35">}</text:span></text:p>
      <text:p text:style-name="P28"><text:span text:style-name="T34">}</text:span></text:p>
      <text:p text:style-name="P31"><text:span text:style-name="T34"/></text:p>
      <text:p text:style-name="P31"><text:span text:style-name="T34"/></text:p>
      <text:p text:style-name="P33"><text:span text:style-name="T63"/></text:p>
      <text:p text:style-name="P33"><text:span text:style-name="T63"/></text:p>
      <text:p text:style-name="P33"><text:span text:style-name="T63"/></text:p>
      <text:p text:style-name="P33"><text:span text:style-name="T63"/></text:p>
      <text:p text:style-name="P33"><text:span text:style-name="T63"/></text:p>
      <text:p text:style-name="P33"><text:span text:style-name="T63"/></text:p>
      <text:p text:style-name="P33"><text:soft-page-break/><text:span text:style-name="T63">5. Overloaded</text:span><text:span text:style-name="T58"> add(Integer index, Object go)</text:span></text:p>
      <text:p text:style-name="P44"><text:span text:style-name="T50"/></text:p>
      <text:p text:style-name="P44"><text:span text:style-name="T50">// All Collection methods come to List. List class has also overloaded many number of methods.</text:span></text:p>
      <text:p text:style-name="P23"/>
      <text:p text:style-name="P37"><text:span text:style-name="T41">import</text:span><text:span text:style-name="T30"> java</text:span><text:span text:style-name="T35">.</text:span><text:span text:style-name="T30">util</text:span><text:span text:style-name="T35">.</text:span><text:span text:style-name="T30">ArrayList</text:span><text:span text:style-name="T35">;</text:span></text:p>
      <text:p text:style-name="P25"/>
      <text:p text:style-name="P37"><text:span text:style-name="T25">public</text:span><text:span text:style-name="T30"> </text:span><text:span text:style-name="T25">class</text:span><text:span text:style-name="T30"> AddMethod</text:span><text:span text:style-name="T35">{</text:span></text:p>
      <text:p text:style-name="P37"><text:span text:style-name="T30"><text:tab/></text:span></text:p>
      <text:p text:style-name="P37"><text:span text:style-name="T30"><text:tab/></text:span><text:span text:style-name="T25">public</text:span><text:span text:style-name="T30"> </text:span><text:span text:style-name="T25">static</text:span><text:span text:style-name="T30"> </text:span><text:span text:style-name="T25">void</text:span><text:span text:style-name="T30"> main</text:span><text:span text:style-name="T35">(</text:span><text:span text:style-name="T30">String</text:span><text:span text:style-name="T35">...</text:span><text:span text:style-name="T30">a</text:span><text:span text:style-name="T35">){</text:span></text:p>
      <text:p text:style-name="P37"><text:span text:style-name="T30"><text:tab/><text:tab/></text:span></text:p>
      <text:p text:style-name="P37"><text:span text:style-name="T30"><text:tab/><text:tab/></text:span><text:span text:style-name="T49">// Create Generic ArrayList object, type String</text:span></text:p>
      <text:p text:style-name="P37"><text:span text:style-name="T30"><text:tab/><text:tab/>ArrayList</text:span><text:span text:style-name="T35">&lt;</text:span><text:span text:style-name="T30">String</text:span><text:span text:style-name="T35">&gt;</text:span><text:span text:style-name="T30"> al </text:span><text:span text:style-name="T35">=</text:span><text:span text:style-name="T30"> </text:span><text:span text:style-name="T41">new</text:span><text:span text:style-name="T30"> ArrayList</text:span><text:span text:style-name="T35">&lt;&gt;();</text:span></text:p>
      <text:p text:style-name="P37"><text:span text:style-name="T30"><text:tab/><text:tab/>al</text:span><text:span text:style-name="T35">.</text:span><text:span text:style-name="T30">add</text:span><text:span text:style-name="T35">(</text:span><text:span text:style-name="T54">"HI"</text:span><text:span text:style-name="T35">);</text:span></text:p>
      <text:p text:style-name="P37"><text:span text:style-name="T30"><text:tab/><text:tab/>al</text:span><text:span text:style-name="T35">.</text:span><text:span text:style-name="T30">add</text:span><text:span text:style-name="T35">(</text:span><text:span text:style-name="T54">"Hello"</text:span><text:span text:style-name="T35">);</text:span></text:p>
      <text:p text:style-name="P37"><text:span text:style-name="T30"><text:tab/><text:tab/>al</text:span><text:span text:style-name="T35">.</text:span><text:span text:style-name="T30">add</text:span><text:span text:style-name="T35">(</text:span><text:span text:style-name="T54">"Welcome"</text:span><text:span text:style-name="T35">);</text:span></text:p>
      <text:p text:style-name="P37"><text:span text:style-name="T30"><text:tab/><text:tab/>al</text:span><text:span text:style-name="T35">.</text:span><text:span text:style-name="T30">add</text:span><text:span text:style-name="T35">(</text:span><text:span text:style-name="T54">"Test STring"</text:span><text:span text:style-name="T35">);</text:span></text:p>
      <text:p text:style-name="P37"><text:span text:style-name="T30"><text:tab/><text:tab/></text:span></text:p>
      <text:p text:style-name="P37"><text:span text:style-name="T30"><text:tab/><text:tab/>System</text:span><text:span text:style-name="T35">.</text:span><text:span text:style-name="T30">out</text:span><text:span text:style-name="T35">.</text:span><text:span text:style-name="T30">println</text:span><text:span text:style-name="T35">(</text:span><text:span text:style-name="T30">al</text:span><text:span text:style-name="T35">);</text:span></text:p>
      <text:p text:style-name="P37"><text:span text:style-name="T30"><text:tab/><text:tab/></text:span></text:p>
      <text:p text:style-name="P37"><text:span text:style-name="T30"><text:tab/><text:tab/></text:span><text:span text:style-name="T49">// Using the overloaded method of List add(Integer index, Object go)</text:span></text:p>
      <text:p text:style-name="P37"><text:span text:style-name="T30"><text:tab/><text:tab/>al</text:span><text:span text:style-name="T35">.</text:span><text:span text:style-name="T30">add</text:span><text:span text:style-name="T35">(</text:span><text:span text:style-name="T56">0</text:span><text:span text:style-name="T35">,</text:span><text:span text:style-name="T30"> </text:span><text:span text:style-name="T54">"New String"</text:span><text:span text:style-name="T35">);</text:span></text:p>
      <text:p text:style-name="P37"><text:span text:style-name="T30"><text:tab/><text:tab/>al</text:span><text:span text:style-name="T35">.</text:span><text:span text:style-name="T30">add</text:span><text:span text:style-name="T35">(</text:span><text:span text:style-name="T56">0</text:span><text:span text:style-name="T35">,</text:span><text:span text:style-name="T30"> </text:span><text:span text:style-name="T54">"Good Bye"</text:span><text:span text:style-name="T35">);</text:span></text:p>
      <text:p text:style-name="P37"><text:span text:style-name="T30"><text:tab/><text:tab/></text:span></text:p>
      <text:p text:style-name="P37"><text:span text:style-name="T30"><text:tab/><text:tab/>System</text:span><text:span text:style-name="T35">.</text:span><text:span text:style-name="T30">out</text:span><text:span text:style-name="T35">.</text:span><text:span text:style-name="T30">println</text:span><text:span text:style-name="T35">(</text:span><text:span text:style-name="T54">"More Elements: "</text:span><text:span text:style-name="T30"> </text:span><text:span text:style-name="T35">+</text:span><text:span text:style-name="T30"> al</text:span><text:span text:style-name="T35">);</text:span></text:p>
      <text:p text:style-name="P37"><text:span text:style-name="T30"><text:tab/></text:span><text:span text:style-name="T35">}</text:span></text:p>
      <text:p text:style-name="P28"><text:span text:style-name="T34">}</text:span></text:p>
      <text:p text:style-name="P28"><text:span text:style-name="T34"/></text:p>
      <text:p text:style-name="P29"><text:span text:style-name="T34"/></text:p>
      <text:p text:style-name="P32"><text:span text:style-name="T64">6. Program:</text:span><text:span text:style-name="T58"> </text:span><text:span text:style-name="T58">Serialize and De-Serialize Predefined class "ArrayList"</text:span></text:p>
      <text:p text:style-name="P23"/>
      <text:p text:style-name="P37"><text:span text:style-name="T41">import</text:span><text:span text:style-name="T30"> java</text:span><text:span text:style-name="T35">.</text:span><text:span text:style-name="T30">util</text:span><text:span text:style-name="T35">.</text:span><text:span text:style-name="T30">ArrayList</text:span><text:span text:style-name="T35">;</text:span></text:p>
      <text:p text:style-name="P37"><text:span text:style-name="T41">import</text:span><text:span text:style-name="T30"> java</text:span><text:span text:style-name="T35">.</text:span><text:span text:style-name="T30">util</text:span><text:span text:style-name="T35">.</text:span><text:span text:style-name="T30">Iterator</text:span><text:span text:style-name="T35">;</text:span></text:p>
      <text:p text:style-name="P37"><text:span text:style-name="T41">import</text:span><text:span text:style-name="T30"> java</text:span><text:span text:style-name="T35">.</text:span><text:span text:style-name="T30">io</text:span><text:span text:style-name="T35">.*;</text:span></text:p>
      <text:p text:style-name="P25"/>
      <text:p text:style-name="P37"><text:span text:style-name="T25">public</text:span><text:span text:style-name="T30"> </text:span><text:span text:style-name="T25">class</text:span><text:span text:style-name="T30"> ArrayListSerialization</text:span><text:span text:style-name="T35">{</text:span></text:p>
      <text:p text:style-name="P37"><text:span text:style-name="T30"><text:tab/></text:span></text:p>
      <text:p text:style-name="P37"><text:span text:style-name="T30"><text:tab/></text:span><text:span text:style-name="T25">public</text:span><text:span text:style-name="T30"> </text:span><text:span text:style-name="T25">static</text:span><text:span text:style-name="T30"> </text:span><text:span text:style-name="T25">void</text:span><text:span text:style-name="T30"> main</text:span><text:span text:style-name="T35">(</text:span><text:span text:style-name="T30">String</text:span><text:span text:style-name="T35">...</text:span><text:span text:style-name="T30">args</text:span><text:span text:style-name="T35">){</text:span></text:p>
      <text:p text:style-name="P37"><text:span text:style-name="T30"><text:tab/><text:tab/></text:span></text:p>
      <text:p text:style-name="P37"><text:span text:style-name="T30"><text:tab/><text:tab/>ArrayList</text:span><text:span text:style-name="T35">&lt;</text:span><text:span text:style-name="T30">String</text:span><text:span text:style-name="T35">&gt;</text:span><text:span text:style-name="T30"> al </text:span><text:span text:style-name="T35">=</text:span><text:span text:style-name="T30"> </text:span><text:span text:style-name="T41">new</text:span><text:span text:style-name="T30"> ArrayList</text:span><text:span text:style-name="T35">&lt;&gt;</text:span><text:span text:style-name="T30"> </text:span><text:span text:style-name="T35">();</text:span></text:p>
      <text:p text:style-name="P37"><text:span text:style-name="T30"><text:tab/><text:tab/>al</text:span><text:span text:style-name="T35">.</text:span><text:span text:style-name="T30">add</text:span><text:span text:style-name="T35">(</text:span><text:span text:style-name="T54">"Hello"</text:span><text:span text:style-name="T35">);</text:span></text:p>
      <text:p text:style-name="P37"><text:span text:style-name="T30"><text:tab/><text:tab/>al</text:span><text:span text:style-name="T35">.</text:span><text:span text:style-name="T30">add</text:span><text:span text:style-name="T35">(</text:span><text:span text:style-name="T54">"Hi"</text:span><text:span text:style-name="T35">);</text:span></text:p>
      <text:p text:style-name="P37"><text:span text:style-name="T30"><text:tab/><text:tab/>al</text:span><text:span text:style-name="T35">.</text:span><text:span text:style-name="T30">add</text:span><text:span text:style-name="T35">(</text:span><text:span text:style-name="T54">"Welcome"</text:span><text:span text:style-name="T35">);</text:span></text:p>
      <text:p text:style-name="P37"><text:span text:style-name="T30"><text:tab/><text:tab/></text:span></text:p>
      <text:p text:style-name="P37"><text:span text:style-name="T30"><text:tab/><text:tab/></text:span><text:span text:style-name="T49">// Serialization</text:span></text:p>
      <text:p text:style-name="P37"><text:span text:style-name="T30"><text:tab/><text:tab/></text:span><text:span text:style-name="T41">try</text:span><text:span text:style-name="T35">(</text:span><text:span text:style-name="T30">FileOutputStream fos </text:span><text:span text:style-name="T35">=</text:span><text:span text:style-name="T30"> </text:span><text:span text:style-name="T41">new</text:span><text:span text:style-name="T30"> FileOutputStream</text:span><text:span text:style-name="T35">(</text:span><text:span text:style-name="T54">"myFile"</text:span><text:span text:style-name="T35">);</text:span><text:span text:style-name="T30"> <text:tab/><text:tab/>ObjectOutputStream oos </text:span><text:span text:style-name="T35">=</text:span><text:span text:style-name="T30"> </text:span><text:span text:style-name="T41">new</text:span><text:span text:style-name="T30"> ObjectOutputStream</text:span><text:span text:style-name="T35">(</text:span><text:span text:style-name="T30">fos</text:span><text:span text:style-name="T35">);</text:span><text:span text:style-name="T30"> </text:span><text:span text:style-name="T35">){</text:span></text:p>
      <text:p text:style-name="P37"><text:span text:style-name="T30"><text:tab/><text:tab/><text:tab/></text:span><text:span text:style-name="T49">// write Object into stream</text:span></text:p>
      <text:p text:style-name="P37"><text:span text:style-name="T30"><text:tab/><text:tab/><text:tab/>oos</text:span><text:span text:style-name="T35">.</text:span><text:span text:style-name="T30">writeObject</text:span><text:span text:style-name="T35">(</text:span><text:span text:style-name="T30">al</text:span><text:span text:style-name="T35">);</text:span></text:p>
      <text:p text:style-name="P37"><text:span text:style-name="T30"><text:tab/><text:tab/></text:span><text:span text:style-name="T35">}</text:span><text:span text:style-name="T41">catch</text:span><text:span text:style-name="T35">(</text:span><text:span text:style-name="T30">Exception e</text:span><text:span text:style-name="T35">){</text:span><text:span text:style-name="T30"> <text:s/>e</text:span><text:span text:style-name="T35">.</text:span><text:span text:style-name="T30">printStackTrace</text:span><text:span text:style-name="T35">();</text:span><text:span text:style-name="T30"><text:tab/></text:span><text:span text:style-name="T35">}</text:span></text:p>
      <text:p text:style-name="P37"><text:span text:style-name="T30"><text:tab/><text:tab/></text:span></text:p>
      <text:p text:style-name="P37"><text:span text:style-name="T30"><text:tab/><text:tab/></text:span><text:span text:style-name="T49">// DeSerialization</text:span></text:p>
      <text:p text:style-name="P37"><text:span text:style-name="T30"><text:tab/><text:tab/>System</text:span><text:span text:style-name="T35">.</text:span><text:span text:style-name="T30">out</text:span><text:span text:style-name="T35">.</text:span><text:span text:style-name="T30">println</text:span><text:span text:style-name="T35">(</text:span><text:span text:style-name="T54">"After de-serialization"</text:span><text:span text:style-name="T35">);</text:span></text:p>
      <text:p text:style-name="P37"><text:span text:style-name="T30"><text:tab/><text:tab/></text:span></text:p>
      <text:p text:style-name="P37"><text:span text:style-name="T30"><text:tab/><text:tab/></text:span><text:span text:style-name="T41">try</text:span><text:span text:style-name="T35">(</text:span><text:span text:style-name="T30">FileInputStream fin </text:span><text:span text:style-name="T35">=</text:span><text:span text:style-name="T30"> </text:span><text:span text:style-name="T41">new</text:span><text:span text:style-name="T30"> FileInputStream</text:span><text:span text:style-name="T35">(</text:span><text:span text:style-name="T54">"myFile"</text:span><text:span text:style-name="T35">);</text:span><text:span text:style-name="T30"> <text:tab/><text:tab/><text:tab/><text:tab/>ObjectInputStream oin </text:span><text:span text:style-name="T35">=</text:span><text:span text:style-name="T30"> </text:span><text:span text:style-name="T41">new</text:span><text:span text:style-name="T30"> ObjectInputStream</text:span><text:span text:style-name="T35">(</text:span><text:span text:style-name="T30">fin</text:span><text:span text:style-name="T35">);</text:span><text:span text:style-name="T30"> </text:span><text:span text:style-name="T35">){</text:span></text:p>
      <text:p text:style-name="P37"><text:span text:style-name="T30"><text:tab/><text:tab/><text:tab/></text:span></text:p>
      <text:p text:style-name="P37"><text:soft-page-break/><text:span text:style-name="T30"><text:tab/><text:tab/><text:tab/></text:span><text:span text:style-name="T49">// read the object from stream</text:span></text:p>
      <text:p text:style-name="P37"><text:span text:style-name="T30"><text:tab/><text:tab/><text:tab/></text:span><text:span text:style-name="T49">// Down cast into Array</text:span></text:p>
      <text:p text:style-name="P37"><text:span text:style-name="T30"><text:tab/><text:tab/><text:tab/>ArrayList alNew </text:span><text:span text:style-name="T35">=</text:span><text:span text:style-name="T30"> </text:span><text:span text:style-name="T35">(</text:span><text:span text:style-name="T30">ArrayList</text:span><text:span text:style-name="T35">)</text:span><text:span text:style-name="T30"> oin</text:span><text:span text:style-name="T35">.</text:span><text:span text:style-name="T30">readObject</text:span><text:span text:style-name="T35">();</text:span></text:p>
      <text:p text:style-name="P37"><text:span text:style-name="T30"><text:tab/><text:tab/><text:tab/>Iterator it </text:span><text:span text:style-name="T35">=</text:span><text:span text:style-name="T30"> alNew</text:span><text:span text:style-name="T35">.</text:span><text:span text:style-name="T30">iterator</text:span><text:span text:style-name="T35">();</text:span></text:p>
      <text:p text:style-name="P37"><text:span text:style-name="T30"><text:tab/><text:tab/><text:tab/></text:span><text:span text:style-name="T41">while</text:span><text:span text:style-name="T35">(</text:span><text:span text:style-name="T30">it</text:span><text:span text:style-name="T35">.</text:span><text:span text:style-name="T30">hasNext</text:span><text:span text:style-name="T35">()){</text:span></text:p>
      <text:p text:style-name="P37"><text:span text:style-name="T30"><text:tab/><text:tab/><text:tab/><text:tab/>System</text:span><text:span text:style-name="T35">.</text:span><text:span text:style-name="T30">out</text:span><text:span text:style-name="T35">.</text:span><text:span text:style-name="T30">println</text:span><text:span text:style-name="T35">(</text:span><text:span text:style-name="T30">it</text:span><text:span text:style-name="T35">);</text:span></text:p>
      <text:p text:style-name="P37"><text:span text:style-name="T30"><text:tab/><text:tab/><text:tab/></text:span><text:span text:style-name="T35">}</text:span></text:p>
      <text:p text:style-name="P37"><text:span text:style-name="T30"><text:tab/><text:tab/><text:tab/>System</text:span><text:span text:style-name="T35">.</text:span><text:span text:style-name="T30">out</text:span><text:span text:style-name="T35">.</text:span><text:span text:style-name="T30">println</text:span><text:span text:style-name="T35">(</text:span><text:span text:style-name="T30">alNew</text:span><text:span text:style-name="T35">);</text:span></text:p>
      <text:p text:style-name="P37"><text:span text:style-name="T30"><text:tab/><text:tab/></text:span><text:span text:style-name="T35">}</text:span><text:span text:style-name="T41">catch</text:span><text:span text:style-name="T35">(</text:span><text:span text:style-name="T30">Exception e</text:span><text:span text:style-name="T35">){</text:span><text:span text:style-name="T30"> <text:s/>e</text:span><text:span text:style-name="T35">.</text:span><text:span text:style-name="T30">printStackTrace</text:span><text:span text:style-name="T35">();</text:span><text:span text:style-name="T30"><text:tab/></text:span><text:span text:style-name="T35">}</text:span></text:p>
      <text:p text:style-name="P37"><text:span text:style-name="T30"><text:tab/></text:span><text:span text:style-name="T35">}</text:span></text:p>
      <text:p text:style-name="P29"><text:span text:style-name="T34">}</text:span></text:p>
      <text:p text:style-name="P29"><text:span text:style-name="T34"/></text:p>
      <text:p text:style-name="P29"><text:span text:style-name="T34"/></text:p>
      <text:p text:style-name="P35"><text:span text:style-name="T58">// Serialize and De-Serialize With User-Defined Class </text:span></text:p>
      <text:p text:style-name="P23"/>
      <text:p text:style-name="P37"><text:span text:style-name="T41">import</text:span><text:span text:style-name="T30"> java</text:span><text:span text:style-name="T35">.</text:span><text:span text:style-name="T30">util</text:span><text:span text:style-name="T35">.</text:span><text:span text:style-name="T30">ArrayList</text:span><text:span text:style-name="T35">;</text:span></text:p>
      <text:p text:style-name="P37"><text:span text:style-name="T41">import</text:span><text:span text:style-name="T30"> java</text:span><text:span text:style-name="T35">.</text:span><text:span text:style-name="T30">util</text:span><text:span text:style-name="T35">.</text:span><text:span text:style-name="T30">Iterator</text:span><text:span text:style-name="T35">;</text:span></text:p>
      <text:p text:style-name="P37"><text:span text:style-name="T41">import</text:span><text:span text:style-name="T30"> java</text:span><text:span text:style-name="T35">.</text:span><text:span text:style-name="T30">io</text:span><text:span text:style-name="T35">.*;</text:span></text:p>
      <text:p text:style-name="P25"/>
      <text:p text:style-name="P37"><text:span text:style-name="T25">public</text:span><text:span text:style-name="T30"> </text:span><text:span text:style-name="T25">class</text:span><text:span text:style-name="T30"> EmpSerialization</text:span><text:span text:style-name="T35">{</text:span></text:p>
      <text:p text:style-name="P37"><text:span text:style-name="T30"><text:tab/></text:span></text:p>
      <text:p text:style-name="P37"><text:span text:style-name="T30"><text:tab/></text:span><text:span text:style-name="T25">public</text:span><text:span text:style-name="T30"> </text:span><text:span text:style-name="T25">static</text:span><text:span text:style-name="T30"> </text:span><text:span text:style-name="T25">void</text:span><text:span text:style-name="T30"> main</text:span><text:span text:style-name="T35">(</text:span><text:span text:style-name="T30">String</text:span><text:span text:style-name="T35">...</text:span><text:span text:style-name="T30">args</text:span><text:span text:style-name="T35">){</text:span></text:p>
      <text:p text:style-name="P37"><text:span text:style-name="T30"><text:tab/><text:tab/></text:span></text:p>
      <text:p text:style-name="P37"><text:span text:style-name="T30"><text:tab/><text:tab/>ArrayList</text:span><text:span text:style-name="T35">&lt;</text:span><text:span text:style-name="T30">Emp</text:span><text:span text:style-name="T35">&gt;</text:span><text:span text:style-name="T30"> al </text:span><text:span text:style-name="T35">=</text:span><text:span text:style-name="T30"> </text:span><text:span text:style-name="T41">new</text:span><text:span text:style-name="T30"> ArrayList</text:span><text:span text:style-name="T35">&lt;&gt;</text:span><text:span text:style-name="T30"> </text:span><text:span text:style-name="T35">();</text:span></text:p>
      <text:p text:style-name="P37"><text:span text:style-name="T30"><text:tab/><text:tab/>al</text:span><text:span text:style-name="T35">.</text:span><text:span text:style-name="T30">add</text:span><text:span text:style-name="T35">(</text:span><text:span text:style-name="T41">new</text:span><text:span text:style-name="T30"> Emp</text:span><text:span text:style-name="T35">(</text:span><text:span text:style-name="T56">10</text:span><text:span text:style-name="T35">));</text:span></text:p>
      <text:p text:style-name="P37"><text:span text:style-name="T30"><text:tab/><text:tab/>al</text:span><text:span text:style-name="T35">.</text:span><text:span text:style-name="T30">add</text:span><text:span text:style-name="T35">(</text:span><text:span text:style-name="T41">new</text:span><text:span text:style-name="T30"> Emp</text:span><text:span text:style-name="T35">(</text:span><text:span text:style-name="T56">20</text:span><text:span text:style-name="T35">));</text:span></text:p>
      <text:p text:style-name="P37"><text:span text:style-name="T30"><text:tab/><text:tab/>al</text:span><text:span text:style-name="T35">.</text:span><text:span text:style-name="T30">add</text:span><text:span text:style-name="T35">(</text:span><text:span text:style-name="T41">new</text:span><text:span text:style-name="T30"> Emp</text:span><text:span text:style-name="T35">(</text:span><text:span text:style-name="T56">30</text:span><text:span text:style-name="T35">));</text:span></text:p>
      <text:p text:style-name="P37"><text:span text:style-name="T30"><text:tab/><text:tab/></text:span></text:p>
      <text:p text:style-name="P37"><text:span text:style-name="T30"><text:tab/><text:tab/></text:span><text:span text:style-name="T49">// Serialization</text:span></text:p>
      <text:p text:style-name="P37"><text:span text:style-name="T30"><text:tab/><text:tab/></text:span><text:span text:style-name="T41">try</text:span><text:span text:style-name="T35">(</text:span><text:span text:style-name="T30">FileOutputStream fos </text:span><text:span text:style-name="T35">=</text:span><text:span text:style-name="T30"> </text:span><text:span text:style-name="T41">new</text:span><text:span text:style-name="T30"> FileOutputStream</text:span><text:span text:style-name="T35">(</text:span><text:span text:style-name="T54">"myFile1"</text:span><text:span text:style-name="T35">);</text:span><text:span text:style-name="T30"> <text:tab/><text:tab/>ObjectOutputStream oos </text:span><text:span text:style-name="T35">=</text:span><text:span text:style-name="T30"> </text:span><text:span text:style-name="T41">new</text:span><text:span text:style-name="T30"> ObjectOutputStream</text:span><text:span text:style-name="T35">(</text:span><text:span text:style-name="T30">fos</text:span><text:span text:style-name="T35">);</text:span><text:span text:style-name="T30"> </text:span><text:span text:style-name="T35">){</text:span></text:p>
      <text:p text:style-name="P37"><text:span text:style-name="T30"><text:tab/><text:tab/><text:tab/></text:span><text:span text:style-name="T49">// write Object into stream</text:span></text:p>
      <text:p text:style-name="P37"><text:span text:style-name="T30"><text:tab/><text:tab/><text:tab/>oos</text:span><text:span text:style-name="T35">.</text:span><text:span text:style-name="T30">writeObject</text:span><text:span text:style-name="T35">(</text:span><text:span text:style-name="T30">al</text:span><text:span text:style-name="T35">);</text:span></text:p>
      <text:p text:style-name="P37"><text:span text:style-name="T30"><text:tab/><text:tab/></text:span><text:span text:style-name="T35">}</text:span><text:span text:style-name="T41">catch</text:span><text:span text:style-name="T35">(</text:span><text:span text:style-name="T30">Exception e</text:span><text:span text:style-name="T35">){</text:span><text:span text:style-name="T30"> <text:s/>e</text:span><text:span text:style-name="T35">.</text:span><text:span text:style-name="T30">printStackTrace</text:span><text:span text:style-name="T35">();</text:span><text:span text:style-name="T30"><text:tab/></text:span><text:span text:style-name="T35">}</text:span></text:p>
      <text:p text:style-name="P37"><text:span text:style-name="T30"><text:tab/><text:tab/></text:span></text:p>
      <text:p text:style-name="P37"><text:span text:style-name="T30"><text:tab/><text:tab/></text:span><text:span text:style-name="T49">// DeSerialization</text:span></text:p>
      <text:p text:style-name="P37"><text:span text:style-name="T30"><text:tab/><text:tab/>System</text:span><text:span text:style-name="T35">.</text:span><text:span text:style-name="T30">out</text:span><text:span text:style-name="T35">.</text:span><text:span text:style-name="T30">println</text:span><text:span text:style-name="T35">(</text:span><text:span text:style-name="T54">"After de-serialization"</text:span><text:span text:style-name="T35">);</text:span></text:p>
      <text:p text:style-name="P37"><text:span text:style-name="T30"><text:tab/><text:tab/></text:span></text:p>
      <text:p text:style-name="P37"><text:span text:style-name="T30"><text:tab/><text:tab/></text:span><text:span text:style-name="T41">try</text:span><text:span text:style-name="T35">(</text:span><text:span text:style-name="T30">FileInputStream fin </text:span><text:span text:style-name="T35">=</text:span><text:span text:style-name="T30"> </text:span><text:span text:style-name="T41">new</text:span><text:span text:style-name="T30"> FileInputStream</text:span><text:span text:style-name="T35">(</text:span><text:span text:style-name="T54">"myFile1"</text:span><text:span text:style-name="T35">);</text:span><text:span text:style-name="T30"> <text:tab/>ObjectInputStream oin </text:span><text:span text:style-name="T35">=</text:span><text:span text:style-name="T30"> </text:span><text:span text:style-name="T41">new</text:span><text:span text:style-name="T30"> ObjectInputStream</text:span><text:span text:style-name="T35">(</text:span><text:span text:style-name="T30">fin</text:span><text:span text:style-name="T35">);</text:span><text:span text:style-name="T30"> </text:span><text:span text:style-name="T35">){</text:span></text:p>
      <text:p text:style-name="P37"><text:span text:style-name="T30"><text:tab/><text:tab/><text:tab/></text:span></text:p>
      <text:p text:style-name="P37"><text:span text:style-name="T30"><text:tab/><text:tab/><text:tab/></text:span><text:span text:style-name="T49">// read the object from stream</text:span></text:p>
      <text:p text:style-name="P37"><text:span text:style-name="T30"><text:tab/><text:tab/><text:tab/></text:span><text:span text:style-name="T49">// Down cast into Array</text:span></text:p>
      <text:p text:style-name="P37"><text:span text:style-name="T30"><text:tab/><text:tab/><text:tab/>Object alNew1 </text:span><text:span text:style-name="T35">=</text:span><text:span text:style-name="T30"> oin</text:span><text:span text:style-name="T35">.</text:span><text:span text:style-name="T30">readObject</text:span><text:span text:style-name="T35">();</text:span></text:p>
      <text:p text:style-name="P37"><text:span text:style-name="T30"><text:tab/><text:tab/><text:tab/>ArrayList alNew </text:span><text:span text:style-name="T35">=</text:span><text:span text:style-name="T30"> </text:span><text:span text:style-name="T35">(</text:span><text:span text:style-name="T30">ArrayList</text:span><text:span text:style-name="T35">)</text:span><text:span text:style-name="T30"> alNew1</text:span><text:span text:style-name="T35">;</text:span></text:p>
      <text:p text:style-name="P37"><text:span text:style-name="T30"><text:tab/><text:tab/><text:tab/> Iterator</text:span><text:span text:style-name="T35">&lt;</text:span><text:span text:style-name="T30">Emp</text:span><text:span text:style-name="T35">&gt;</text:span><text:span text:style-name="T30"> it </text:span><text:span text:style-name="T35">=</text:span><text:span text:style-name="T30"> alNew</text:span><text:span text:style-name="T35">.</text:span><text:span text:style-name="T30">iterator</text:span><text:span text:style-name="T35">();</text:span></text:p>
      <text:p text:style-name="P37"><text:span text:style-name="T30"><text:tab/><text:tab/><text:tab/></text:span><text:span text:style-name="T41">while</text:span><text:span text:style-name="T35">(</text:span><text:span text:style-name="T30">it</text:span><text:span text:style-name="T35">.</text:span><text:span text:style-name="T30">hasNext</text:span><text:span text:style-name="T35">()){</text:span></text:p>
      <text:p text:style-name="P37"><text:span text:style-name="T30"><text:tab/><text:tab/><text:tab/><text:tab/>Emp e </text:span><text:span text:style-name="T35">=</text:span><text:span text:style-name="T30"> it</text:span><text:span text:style-name="T35">.</text:span><text:span text:style-name="T30">next</text:span><text:span text:style-name="T35">();</text:span></text:p>
      <text:p text:style-name="P37"><text:span text:style-name="T30"><text:tab/><text:tab/><text:tab/><text:tab/>System</text:span><text:span text:style-name="T35">.</text:span><text:span text:style-name="T30">out</text:span><text:span text:style-name="T35">.</text:span><text:span text:style-name="T30">println</text:span><text:span text:style-name="T35">(</text:span><text:span text:style-name="T30">e</text:span><text:span text:style-name="T35">.</text:span><text:span text:style-name="T30">x</text:span><text:span text:style-name="T35">);</text:span></text:p>
      <text:p text:style-name="P37"><text:span text:style-name="T30"><text:tab/><text:tab/><text:tab/></text:span><text:span text:style-name="T35">}</text:span><text:span text:style-name="T30"> </text:span></text:p>
      <text:p text:style-name="P37"><text:span text:style-name="T30"><text:tab/><text:tab/><text:tab/></text:span></text:p>
      <text:p text:style-name="P37"><text:span text:style-name="T30"><text:tab/><text:tab/></text:span><text:span text:style-name="T35">}</text:span><text:span text:style-name="T41">catch</text:span><text:span text:style-name="T35">(</text:span><text:span text:style-name="T30">Exception e</text:span><text:span text:style-name="T35">){</text:span><text:span text:style-name="T30"> <text:s/>e</text:span><text:span text:style-name="T35">.</text:span><text:span text:style-name="T30">printStackTrace</text:span><text:span text:style-name="T35">();</text:span><text:span text:style-name="T30"><text:tab/></text:span><text:span text:style-name="T35">}</text:span></text:p>
      <text:p text:style-name="P37"><text:span text:style-name="T30"><text:tab/></text:span><text:span text:style-name="T35">}</text:span></text:p>
      <text:p text:style-name="P37"><text:span text:style-name="T35">}</text:span></text:p>
      <text:p text:style-name="P25"/>
      <text:p text:style-name="P37"><text:span text:style-name="T25"/></text:p>
      <text:p text:style-name="P37"><text:span text:style-name="T25"/></text:p>
      <text:p text:style-name="P37"><text:span text:style-name="T25"/></text:p>
      <text:p text:style-name="P37"><text:soft-page-break/><text:span text:style-name="T25">final</text:span><text:span text:style-name="T30"> </text:span><text:span text:style-name="T25">class</text:span><text:span text:style-name="T30"> Emp </text:span><text:span text:style-name="T41">implements</text:span><text:span text:style-name="T30"> Serializable</text:span><text:span text:style-name="T35">{</text:span></text:p>
      <text:p text:style-name="P37"><text:span text:style-name="T30"><text:tab/></text:span><text:span text:style-name="T25">private</text:span><text:span text:style-name="T30"> </text:span><text:span text:style-name="T25">final</text:span><text:span text:style-name="T30"> </text:span><text:span text:style-name="T25">static</text:span><text:span text:style-name="T30"> </text:span><text:span text:style-name="T25">long</text:span><text:span text:style-name="T30"> serialVersionUID </text:span><text:span text:style-name="T35">=</text:span><text:span text:style-name="T30"> </text:span><text:span text:style-name="T56">456L</text:span><text:span text:style-name="T35">;</text:span></text:p>
      <text:p text:style-name="P37"><text:span text:style-name="T30"><text:tab/></text:span><text:span text:style-name="T25">final</text:span><text:span text:style-name="T30"> </text:span><text:span text:style-name="T25">int</text:span><text:span text:style-name="T30"> x</text:span><text:span text:style-name="T35">;</text:span></text:p>
      <text:p text:style-name="P37"><text:span text:style-name="T30"><text:tab/></text:span></text:p>
      <text:p text:style-name="P37"><text:span text:style-name="T30"><text:tab/></text:span><text:span text:style-name="T49">//Constructor</text:span></text:p>
      <text:p text:style-name="P37"><text:span text:style-name="T30"><text:tab/>Emp</text:span><text:span text:style-name="T35">(</text:span><text:span text:style-name="T25">int</text:span><text:span text:style-name="T30"> x</text:span><text:span text:style-name="T35">){</text:span></text:p>
      <text:p text:style-name="P37"><text:span text:style-name="T30"><text:tab/><text:tab/></text:span><text:span text:style-name="T41">this</text:span><text:span text:style-name="T35">.</text:span><text:span text:style-name="T30">x </text:span><text:span text:style-name="T35">=</text:span><text:span text:style-name="T30"> x</text:span><text:span text:style-name="T35">;</text:span></text:p>
      <text:p text:style-name="P37"><text:span text:style-name="T30"><text:tab/></text:span><text:span text:style-name="T35">}</text:span></text:p>
      <text:p text:style-name="P29"><text:span text:style-name="T34">}</text:span></text:p>
      <text:p text:style-name="P29"><text:span text:style-name="T34"/></text:p>
      <text:p text:style-name="P36"><text:span text:style-name="T67"/></text:p>
      <text:p text:style-name="P36"><text:span text:style-name="T67">7 Program: </text:span><text:span text:style-name="T58">// ArrayList To ArrayList</text:span></text:p>
      <text:p text:style-name="P23"/>
      <text:p text:style-name="P37"><text:span text:style-name="T41">import</text:span><text:span text:style-name="T30"> java</text:span><text:span text:style-name="T35">.</text:span><text:span text:style-name="T30">util</text:span><text:span text:style-name="T35">.</text:span><text:span text:style-name="T30">Iterator</text:span><text:span text:style-name="T35">;</text:span></text:p>
      <text:p text:style-name="P37"><text:span text:style-name="T41">import</text:span><text:span text:style-name="T30"> java</text:span><text:span text:style-name="T35">.</text:span><text:span text:style-name="T30">util</text:span><text:span text:style-name="T35">.</text:span><text:span text:style-name="T30">ArrayList</text:span><text:span text:style-name="T35">;</text:span></text:p>
      <text:p text:style-name="P25"/>
      <text:p text:style-name="P37"><text:span text:style-name="T25">public</text:span><text:span text:style-name="T30"> </text:span><text:span text:style-name="T25">class</text:span><text:span text:style-name="T30"> ArrayListToArray</text:span><text:span text:style-name="T35">{</text:span></text:p>
      <text:p text:style-name="P37"><text:span text:style-name="T30"><text:tab/></text:span></text:p>
      <text:p text:style-name="P37"><text:span text:style-name="T30"><text:tab/></text:span><text:span text:style-name="T25">public</text:span><text:span text:style-name="T30"> </text:span><text:span text:style-name="T25">static</text:span><text:span text:style-name="T30"> </text:span><text:span text:style-name="T25">void</text:span><text:span text:style-name="T30"> main</text:span><text:span text:style-name="T35">(</text:span><text:span text:style-name="T30">String</text:span><text:span text:style-name="T35">...</text:span><text:span text:style-name="T30">a</text:span><text:span text:style-name="T35">){</text:span></text:p>
      <text:p text:style-name="P37"><text:span text:style-name="T30"><text:tab/><text:tab/></text:span></text:p>
      <text:p text:style-name="P37"><text:span text:style-name="T30"><text:tab/><text:tab/>ArrayList</text:span><text:span text:style-name="T35">&lt;</text:span><text:span text:style-name="T30">String</text:span><text:span text:style-name="T35">&gt;</text:span><text:span text:style-name="T30"> arrList </text:span><text:span text:style-name="T35">=</text:span><text:span text:style-name="T30"> </text:span><text:span text:style-name="T41">new</text:span><text:span text:style-name="T30"> ArrayList</text:span><text:span text:style-name="T35">&lt;&gt;();</text:span></text:p>
      <text:p text:style-name="P37"><text:span text:style-name="T30"><text:tab/><text:tab/>arrList</text:span><text:span text:style-name="T35">.</text:span><text:span text:style-name="T30">add</text:span><text:span text:style-name="T35">(</text:span><text:span text:style-name="T54">"String 1"</text:span><text:span text:style-name="T35">);</text:span></text:p>
      <text:p text:style-name="P37"><text:span text:style-name="T30"><text:tab/><text:tab/>arrList</text:span><text:span text:style-name="T35">.</text:span><text:span text:style-name="T30">add</text:span><text:span text:style-name="T35">(</text:span><text:span text:style-name="T54">"String 2"</text:span><text:span text:style-name="T35">);</text:span></text:p>
      <text:p text:style-name="P37"><text:span text:style-name="T30"><text:tab/><text:tab/>arrList</text:span><text:span text:style-name="T35">.</text:span><text:span text:style-name="T30">add</text:span><text:span text:style-name="T35">(</text:span><text:span text:style-name="T54">"String 3"</text:span><text:span text:style-name="T35">);</text:span></text:p>
      <text:p text:style-name="P37"><text:span text:style-name="T30"><text:tab/><text:tab/>arrList</text:span><text:span text:style-name="T35">.</text:span><text:span text:style-name="T30">add</text:span><text:span text:style-name="T35">(</text:span><text:span text:style-name="T54">"String 4"</text:span><text:span text:style-name="T35">);</text:span></text:p>
      <text:p text:style-name="P37"><text:span text:style-name="T30"><text:tab/><text:tab/></text:span></text:p>
      <text:p text:style-name="P37"><text:span text:style-name="T30"><text:tab/><text:tab/></text:span><text:span text:style-name="T49">// ArrayList To Array</text:span></text:p>
      <text:p text:style-name="P37"><text:span text:style-name="T30"><text:tab/><text:tab/></text:span><text:span text:style-name="T49">// Create an array of ArrayList Size</text:span></text:p>
      <text:p text:style-name="P37"><text:span text:style-name="T30"><text:tab/><text:tab/>String</text:span><text:span text:style-name="T35">[]</text:span><text:span text:style-name="T30"> s1 </text:span><text:span text:style-name="T35">=</text:span><text:span text:style-name="T30"> </text:span><text:span text:style-name="T41">new</text:span><text:span text:style-name="T30"> String</text:span><text:span text:style-name="T35">[</text:span><text:span text:style-name="T30"> arrList</text:span><text:span text:style-name="T35">.</text:span><text:span text:style-name="T30">size</text:span><text:span text:style-name="T35">()</text:span><text:span text:style-name="T30"> </text:span><text:span text:style-name="T35">];</text:span></text:p>
      <text:p text:style-name="P37"><text:span text:style-name="T30"><text:tab/><text:tab/></text:span></text:p>
      <text:p text:style-name="P37"><text:span text:style-name="T30"><text:tab/><text:tab/></text:span><text:span text:style-name="T41">for</text:span><text:span text:style-name="T35">(</text:span><text:span text:style-name="T25">int</text:span><text:span text:style-name="T30"> i</text:span><text:span text:style-name="T35">=</text:span><text:span text:style-name="T56">0</text:span><text:span text:style-name="T35">;</text:span><text:span text:style-name="T30"> i</text:span><text:span text:style-name="T35">&lt;</text:span><text:span text:style-name="T30">arrList</text:span><text:span text:style-name="T35">.</text:span><text:span text:style-name="T30">size</text:span><text:span text:style-name="T35">();</text:span><text:span text:style-name="T30"> i</text:span><text:span text:style-name="T35">++){</text:span></text:p>
      <text:p text:style-name="P37"><text:span text:style-name="T30"><text:tab/><text:tab/><text:tab/>s1</text:span><text:span text:style-name="T35">[</text:span><text:span text:style-name="T30">i</text:span><text:span text:style-name="T35">]</text:span><text:span text:style-name="T30"> </text:span><text:span text:style-name="T35">=</text:span><text:span text:style-name="T30"> arrList</text:span><text:span text:style-name="T35">.</text:span><text:span text:style-name="T30">get</text:span><text:span text:style-name="T35">(</text:span><text:span text:style-name="T30">i</text:span><text:span text:style-name="T35">);</text:span></text:p>
      <text:p text:style-name="P37"><text:span text:style-name="T30"><text:tab/><text:tab/></text:span><text:span text:style-name="T35">}</text:span></text:p>
      <text:p text:style-name="P37"><text:span text:style-name="T30"><text:tab/><text:tab/></text:span></text:p>
      <text:p text:style-name="P37"><text:span text:style-name="T30"><text:tab/><text:tab/></text:span><text:span text:style-name="T49">// Displaying Array s1 elements</text:span></text:p>
      <text:p text:style-name="P37"><text:span text:style-name="T30"><text:tab/><text:tab/></text:span><text:span text:style-name="T41">for</text:span><text:span text:style-name="T35">(</text:span><text:span text:style-name="T30">String s</text:span><text:span text:style-name="T35">:</text:span><text:span text:style-name="T30"> s1</text:span><text:span text:style-name="T35">){</text:span></text:p>
      <text:p text:style-name="P37"><text:span text:style-name="T30"><text:tab/><text:tab/><text:tab/>System</text:span><text:span text:style-name="T35">.</text:span><text:span text:style-name="T30">out</text:span><text:span text:style-name="T35">.</text:span><text:span text:style-name="T30">println</text:span><text:span text:style-name="T35">(</text:span><text:span text:style-name="T30">s</text:span><text:span text:style-name="T35">);</text:span></text:p>
      <text:p text:style-name="P37"><text:span text:style-name="T30"><text:tab/><text:tab/></text:span><text:span text:style-name="T35">}</text:span></text:p>
      <text:p text:style-name="P37"><text:span text:style-name="T30"><text:tab/></text:span><text:span text:style-name="T35">}</text:span></text:p>
      <text:p text:style-name="P30"><text:span text:style-name="T3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Verdana1" svg:font-family="Verdana" style:font-family-generic="swiss"/>
    <style:font-face style:name="Courier New1" svg:font-family="'Courier New'"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22" style:display-name="ListLabel 22" style:family="text">
      <style:text-properties style:font-name="Verdana" fo:font-family="Verdana" style:font-family-generic="roman" style:font-pitch="variable" fo:font-size="12pt" fo:font-weight="bold"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0.847cm" fo:margin-right="1.2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0T22:39:12.506654077</meta:creation-date>
    <dc:date>2018-04-21T00:37:25.516864311</dc:date>
    <meta:editing-duration>PT57M24S</meta:editing-duration>
    <meta:editing-cycles>49</meta:editing-cycles>
    <meta:generator>LibreOffice/5.1.6.2$Linux_X86_64 LibreOffice_project/10m0$Build-2</meta:generator>
    <meta:document-statistic meta:table-count="1" meta:image-count="1" meta:object-count="0" meta:page-count="11" meta:paragraph-count="397" meta:word-count="2515" meta:character-count="18140" meta:non-whitespace-character-count="15293"/>
  </office:meta>
</office:document-meta>
</file>